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69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61.55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177pt"/>
    </style:style>
    <style:style style:name="co11" style:family="table-column">
      <style:table-column-properties fo:break-before="auto" style:column-width="163.11pt"/>
    </style:style>
    <style:style style:name="co12" style:family="table-column">
      <style:table-column-properties fo:break-before="auto" style:column-width="204.01pt"/>
    </style:style>
    <style:style style:name="co13" style:family="table-column">
      <style:table-column-properties fo:break-before="auto" style:column-width="505.11pt"/>
    </style:style>
    <style:style style:name="co14" style:family="table-column">
      <style:table-column-properties fo:break-before="auto" style:column-width="311.3pt"/>
    </style:style>
    <style:style style:name="co15" style:family="table-column">
      <style:table-column-properties fo:break-before="auto" style:column-width="602.36pt"/>
    </style:style>
    <style:style style:name="co16" style:family="table-column">
      <style:table-column-properties fo:break-before="auto" style:column-width="269.66pt"/>
    </style:style>
    <style:style style:name="co17" style:family="table-column">
      <style:table-column-properties fo:break-before="auto" style:column-width="381.54pt"/>
    </style:style>
    <style:style style:name="co18" style:family="table-column">
      <style:table-column-properties fo:break-before="auto" style:column-width="328.3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2.79pt"/>
    </style:style>
    <style:style style:name="co21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unPPFrame - QALD Train - not solv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LemonEntry</text:p>
          </table:table-cell>
          <table:table-cell office:value-type="string" calcext:value-type="string">
            <text:p>partOfSpeech</text:p>
          </table:table-cell>
          <table:table-cell office:value-type="string" calcext:value-type="string">
            <text:p>writtenForm (singular)</text:p>
          </table:table-cell>
          <table:table-cell office:value-type="string" calcext:value-type="string">
            <text:p>writtenForm (plural)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SyntacticFrame</text:p>
          </table:table-cell>
          <table:table-cell office:value-type="string" calcext:value-type="string">
            <text:p>copulativeArg</text:p>
          </table:table-cell>
          <table:table-cell office:value-type="string" calcext:value-type="string">
            <text:p>prepositionalAdjun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rammarRule1:question1</text:p>
          </table:table-cell>
          <table:table-cell office:value-type="string" calcext:value-type="string">
            <text:p>SPARQL</text:p>
          </table:table-cell>
          <table:table-cell table:style-name="Default" office:value-type="string" calcext:value-type="string">
            <text:p>GrammarRule1: question2</text:p>
          </table:table-cell>
          <table:table-cell table:style-name="Default" office:value-type="string" calcext:value-type="string">
            <text:p>SPARQL Question 2</text:p>
          </table:table-cell>
          <table:table-cell office:value-type="string" calcext:value-type="string">
            <text:p>GrammarRule 1: questions</text:p>
          </table:table-cell>
          <table:table-cell office:value-type="string" calcext:value-type="string">
            <text:p>SPARQL </text:p>
          </table:table-cell>
          <table:table-cell office:value-type="string" calcext:value-type="string">
            <text:p>NP (Grammar Rule 2)</text:p>
          </table:table-cell>
          <table:table-cell/>
          <table:table-cell office:value-type="string" calcext:value-type="string">
            <text:p>grammar rules</text:p>
          </table:table-cell>
          <table:table-cell office:value-type="string" calcext:value-type="string">
            <text:p>numberOfQuestions</text:p>
          </table:table-cell>
        </table:table-row>
        <table:table-row table:style-name="ro1">
          <table:table-cell office:value-type="string" calcext:value-type="string">
            <text:p>birthPlac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irth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birth place/- of (dbo:Person,Y?) </text:p>
          </table:table-cell>
          <table:table-cell office:value-type="string" calcext:value-type="string">
            <text:p>SELECT ?X WHERE { Y dbo:birthPl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Person,Y?) </text:p>
          </table:table-cell>
          <table:table-cell office:value-type="string" calcext:value-type="string">
            <text:p>SELECT ?X WHERE { Y dbo:birthPlace ?X.}</text:p>
          </table:table-cell>
          <table:table-cell office:value-type="string" calcext:value-type="string">
            <text:p>the birth plac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ight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eight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height/- of (dbo:Person,Y?) </text:p>
          </table:table-cell>
          <table:table-cell office:value-type="string" calcext:value-type="string">
            <text:p>SELECT ?X WHERE { Y dbo:heigh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erson,Y?) </text:p>
          </table:table-cell>
          <table:table-cell office:value-type="string" calcext:value-type="string">
            <text:p>SELECT ?X WHERE { Y dbo:height ?X.}</text:p>
          </table:table-cell>
          <table:table-cell office:value-type="string" calcext:value-type="string">
            <text:p>the height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thPlac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ath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death place/- of (dbo:Person,Y?) </text:p>
          </table:table-cell>
          <table:table-cell office:value-type="string" calcext:value-type="string">
            <text:p>SELECT ?X WHERE { Y dbo:deathPl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Person,Y?) </text:p>
          </table:table-cell>
          <table:table-cell office:value-type="string" calcext:value-type="string">
            <text:p>SELECT ?X WHERE { Y dbo:deathPlace ?X.}</text:p>
          </table:table-cell>
          <table:table-cell office:value-type="string" calcext:value-type="string">
            <text:p>the death plac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the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ather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father/- of (dbo:Person,Y?) </text:p>
          </table:table-cell>
          <table:table-cell office:value-type="string" calcext:value-type="string">
            <text:p>SELECT ?X WHERE { Y dbo:father ?X.}</text:p>
          </table:table-cell>
          <table:table-cell table:style-name="Default" office:value-type="string" calcext:value-type="string">
            <text:p>Who (dbo:Person, X) is the father of (dbo:Person,Y?) (X dbo:father Y)</text:p>
          </table:table-cell>
          <table:table-cell table:style-name="Default" office:value-type="string" calcext:value-type="string">
            <text:p>SELECT ?X WHERE { Y dbo:father ?X.}</text:p>
          </table:table-cell>
          <table:table-cell office:value-type="string" calcext:value-type="string">
            <text:p>List the (dbo:Person, X) - of (dbo:Person,Y?) </text:p>
          </table:table-cell>
          <table:table-cell office:value-type="string" calcext:value-type="string">
            <text:p>SELECT ?X WHERE { Y dbo:father ?X.}</text:p>
          </table:table-cell>
          <table:table-cell office:value-type="string" calcext:value-type="string">
            <text:p>the fathe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cess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c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uccessor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successor/- of (dbo:Person,Y?) </text:p>
          </table:table-cell>
          <table:table-cell office:value-type="string" calcext:value-type="string">
            <text:p>SELECT ?X WHERE { Y dbo:successor ?X.}</text:p>
          </table:table-cell>
          <table:table-cell table:style-name="Default" office:value-type="string" calcext:value-type="string">
            <text:p>Which person,Who (dbo:Person, X) is,was the successor of (dbo:Person,Y?) (X dbo:successor Y)</text:p>
          </table:table-cell>
          <table:table-cell table:style-name="Default" office:value-type="string" calcext:value-type="string">
            <text:p>SELECT ?X WHERE { Y dbo:successor ?X.}</text:p>
          </table:table-cell>
          <table:table-cell office:value-type="string" calcext:value-type="string">
            <text:p>List the (dbo:Person, X) - of (dbo:Person,Y?) </text:p>
          </table:table-cell>
          <table:table-cell office:value-type="string" calcext:value-type="string">
            <text:p>SELECT ?X WHERE { Y dbo:successor ?X.}</text:p>
          </table:table-cell>
          <table:table-cell office:value-type="string" calcext:value-type="string">
            <text:p>the successo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denc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iden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sidence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residence ?X.}</text:p>
          </table:table-cell>
          <table:table-cell table:style-name="Default" office:value-type="string" calcext:value-type="string">
            <text:p>Which person,Who (dbo:Person, X) is,was the residence of (dbo:Place,Y?) (X dbo:residence Y)</text:p>
          </table:table-cell>
          <table:table-cell table:style-name="Default" office:value-type="string" calcext:value-type="string">
            <text:p>SELECT ?X WHERE { Y dbo:residence ?X.}</text:p>
          </table:table-cell>
          <table:table-cell office:value-type="string" calcext:value-type="string">
            <text:p>List the (dbo:Person, X) residences of (dbo:Place,Y?) </text:p>
          </table:table-cell>
          <table:table-cell office:value-type="string" calcext:value-type="string">
            <text:p>SELECT ?X WHERE { Y dbo:residence ?X.}</text:p>
          </table:table-cell>
          <table:table-cell office:value-type="string" calcext:value-type="string">
            <text:p>the residence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n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artner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partner ?X.}</text:p>
          </table:table-cell>
          <table:table-cell table:style-name="Default" office:value-type="string" calcext:value-type="string">
            <text:p>Which person,Who (dbo:Person, X) is,was the partner of (dbo:Person,Y?) (X dbo:partner Y)</text:p>
          </table:table-cell>
          <table:table-cell table:style-name="Default" office:value-type="string" calcext:value-type="string">
            <text:p>SELECT ?X WHERE { Y dbo:partner ?X.}</text:p>
          </table:table-cell>
          <table:table-cell office:value-type="string" calcext:value-type="string">
            <text:p>List the (dbo:Person, X) partners of (dbo:Person,Y?) </text:p>
          </table:table-cell>
          <table:table-cell office:value-type="string" calcext:value-type="string">
            <text:p>SELECT ?X WHERE { Y dbo:partner ?X.}</text:p>
          </table:table-cell>
          <table:table-cell office:value-type="string" calcext:value-type="string">
            <text:p>the partne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us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spous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pouse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spouse ?X.}</text:p>
          </table:table-cell>
          <table:table-cell table:style-name="Default" office:value-type="string" calcext:value-type="string">
            <text:p>Which person,Who (dbo:Person, X) is,was the spouse of (dbo:Person,Y?) (X dbo:spouse Y)</text:p>
          </table:table-cell>
          <table:table-cell table:style-name="Default" office:value-type="string" calcext:value-type="string">
            <text:p>SELECT ?X WHERE { Y dbo:spouse ?X.}</text:p>
          </table:table-cell>
          <table:table-cell office:value-type="string" calcext:value-type="string">
            <text:p>List the (dbo:Person, X) spouses of (dbo:Person,Y?) </text:p>
          </table:table-cell>
          <table:table-cell office:value-type="string" calcext:value-type="string">
            <text:p>SELECT ?X WHERE { Y dbo:spouse ?X.}</text:p>
          </table:table-cell>
          <table:table-cell office:value-type="string" calcext:value-type="string">
            <text:p>the spous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rth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irthDat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https://www.w3.org/2001/XMLSchema#date</text:p>
          </table:table-cell>
          <table:table-cell office:value-type="string" calcext:value-type="string">
            <text:p>What (https://www.w3.org/2001/XMLSchema#date, X) is the birth date/- of (dbo:Person,Y?) </text:p>
          </table:table-cell>
          <table:table-cell office:value-type="string" calcext:value-type="string">
            <text:p>SELECT ?X WHERE { Y dbo:birth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https://www.w3.org/2001/XMLSchema#date, X) - of (dbo:Person,Y?) </text:p>
          </table:table-cell>
          <table:table-cell office:value-type="string" calcext:value-type="string">
            <text:p>SELECT ?X WHERE { Y dbo:birthDate ?X.}</text:p>
          </table:table-cell>
          <table:table-cell office:value-type="string" calcext:value-type="string">
            <text:p>the birth dat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uc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ducatio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education/- of (dbo:Person,Y?) </text:p>
          </table:table-cell>
          <table:table-cell office:value-type="string" calcext:value-type="string">
            <text:p>SELECT ?X WHERE { Y dbo:edu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education ?X.}</text:p>
          </table:table-cell>
          <table:table-cell office:value-type="string" calcext:value-type="string">
            <text:p>the education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tionalit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ationality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What (dbo:Country, X) is the nationality/- of (dbo:Person,Y?) </text:p>
          </table:table-cell>
          <table:table-cell office:value-type="string" calcext:value-type="string">
            <text:p>SELECT ?X WHERE { Y dbo:national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untry, X) - of (dbo:Person,Y?) </text:p>
          </table:table-cell>
          <table:table-cell office:value-type="string" calcext:value-type="string">
            <text:p>SELECT ?X WHERE { Y dbo:nationality ?X.}</text:p>
          </table:table-cell>
          <table:table-cell office:value-type="string" calcext:value-type="string">
            <text:p>the nationality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ito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dito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editor/editors of (dbo:Work,Y?) </text:p>
          </table:table-cell>
          <table:table-cell office:value-type="string" calcext:value-type="string">
            <text:p>SELECT ?X WHERE { Y dbo:editor ?X.}</text:p>
          </table:table-cell>
          <table:table-cell table:style-name="Default" office:value-type="string" calcext:value-type="string">
            <text:p>Who (dbo:Person, X) is the editor of (dbo:Work,Y?) (X dbo:editor Y)</text:p>
          </table:table-cell>
          <table:table-cell table:style-name="Default" office:value-type="string" calcext:value-type="string">
            <text:p>SELECT ?X WHERE { Y dbo:editor ?X.}</text:p>
          </table:table-cell>
          <table:table-cell office:value-type="string" calcext:value-type="string">
            <text:p>List the (dbo:Person, X) editors of (dbo:Work,Y?) </text:p>
          </table:table-cell>
          <table:table-cell office:value-type="string" calcext:value-type="string">
            <text:p>SELECT ?X WHERE { Y dbo:editor ?X.}</text:p>
          </table:table-cell>
          <table:table-cell office:value-type="string" calcext:value-type="string">
            <text:p>the edito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eato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rea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reato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What (dbo:Agent, X) is the creator/creators of (dbo:Person,Y?) </text:p>
          </table:table-cell>
          <table:table-cell office:value-type="string" calcext:value-type="string">
            <text:p>SELECT ?X WHERE { Y dbo:creat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creators of (dbo:Person,Y?) </text:p>
          </table:table-cell>
          <table:table-cell office:value-type="string" calcext:value-type="string">
            <text:p>SELECT ?X WHERE { Y dbo:creator ?X.}</text:p>
          </table:table-cell>
          <table:table-cell office:value-type="string" calcext:value-type="string">
            <text:p>the creato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apital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What (dbo:City, X) is the capital/- of (dbo:Country,Y?) </text:p>
          </table:table-cell>
          <table:table-cell office:value-type="string" calcext:value-type="string">
            <text:p>SELECT ?X WHERE { Y dbo:capita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ity, X) - of (dbo:Country,Y?) </text:p>
          </table:table-cell>
          <table:table-cell office:value-type="string" calcext:value-type="string">
            <text:p>SELECT ?X WHERE { Y dbo:capital ?X.}</text:p>
          </table:table-cell>
          <table:table-cell office:value-type="string" calcext:value-type="string">
            <text:p>the capital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What (dbo:City, X) is the city/cities of (dbo:Country,Y?) </text:p>
          </table:table-cell>
          <table:table-cell office:value-type="string" calcext:value-type="string">
            <text:p>SELECT ?X WHERE { Y dbo:c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ity, X) cities of (dbo:Country,Y?) </text:p>
          </table:table-cell>
          <table:table-cell office:value-type="string" calcext:value-type="string">
            <text:p>SELECT ?X WHERE { Y dbo:city ?X.}</text:p>
          </table:table-cell>
          <table:table-cell office:value-type="string" calcext:value-type="string">
            <text:p>the city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OfGovernmen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m of govern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overnmentType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GovernmentType</text:p>
          </table:table-cell>
          <table:table-cell office:value-type="string" calcext:value-type="string">
            <text:p>What (dbo:GovernmentType, X) is the form of government/- of (dbo:Country,Y?) </text:p>
          </table:table-cell>
          <table:table-cell office:value-type="string" calcext:value-type="string">
            <text:p>SELECT ?X WHERE { Y dbo:governmentTyp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GovernmentType, X) - of (dbo:Country,Y?) </text:p>
          </table:table-cell>
          <table:table-cell office:value-type="string" calcext:value-type="string">
            <text:p>SELECT ?X WHERE { Y dbo:governmentType ?X.}</text:p>
          </table:table-cell>
          <table:table-cell office:value-type="string" calcext:value-type="string">
            <text:p>the form of government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untryCod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untryCode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country code/- of (dbo:Country,Y?) </text:p>
          </table:table-cell>
          <table:table-cell office:value-type="string" calcext:value-type="string">
            <text:p>SELECT ?X WHERE { Y dbo:countryCo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Country,Y?) </text:p>
          </table:table-cell>
          <table:table-cell office:value-type="string" calcext:value-type="string">
            <text:p>SELECT ?X WHERE { Y dbo:countryCode ?X.}</text:p>
          </table:table-cell>
          <table:table-cell office:value-type="string" calcext:value-type="string">
            <text:p>the country code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t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ssets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assets/- of (dbo:Company,Y?) </text:p>
          </table:table-cell>
          <table:table-cell office:value-type="string" calcext:value-type="string">
            <text:p>SELECT ?X WHERE { Y dbo:asset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mpany,Y?) </text:p>
          </table:table-cell>
          <table:table-cell office:value-type="string" calcext:value-type="string">
            <text:p>SELECT ?X WHERE { Y dbo:assets ?X.}</text:p>
          </table:table-cell>
          <table:table-cell office:value-type="string" calcext:value-type="string">
            <text:p>the assets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sidiar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sidiary</text:p>
          </table:table-cell>
          <table:table-cell office:value-type="string" calcext:value-type="string">
            <text:p>subsidiar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ubsidiary</text:p>
          </table:table-cell>
          <table:table-cell table:number-columns-repeated="2" office:value-type="string" calcext:value-type="string">
            <text:p>dbo:Company</text:p>
          </table:table-cell>
          <table:table-cell office:value-type="string" calcext:value-type="string">
            <text:p>What (dbo:Company, X) is the subsidiary/subsidiaries of (dbo:Company,Y?) </text:p>
          </table:table-cell>
          <table:table-cell office:value-type="string" calcext:value-type="string">
            <text:p>SELECT ?X WHERE { Y dbo:subsidiar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mpany, X) subsidiaries of (dbo:Company,Y?) </text:p>
          </table:table-cell>
          <table:table-cell office:value-type="string" calcext:value-type="string">
            <text:p>SELECT ?X WHERE { Y dbo:subsidiary ?X.}</text:p>
          </table:table-cell>
          <table:table-cell office:value-type="string" calcext:value-type="string">
            <text:p>the subsidiary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decess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de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edecesso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What (dbo:Politician, X) is the predecessor/- of (dbo:Person,Y?) </text:p>
          </table:table-cell>
          <table:table-cell office:value-type="string" calcext:value-type="string">
            <text:p>SELECT ?X WHERE { Y dbo:predecess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litician, X) - of (dbo:Person,Y?) </text:p>
          </table:table-cell>
          <table:table-cell office:value-type="string" calcext:value-type="string">
            <text:p>SELECT ?X WHERE { Y dbo:predecessor ?X.}</text:p>
          </table:table-cell>
          <table:table-cell office:value-type="string" calcext:value-type="string">
            <text:p>the predecesso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quity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equity/- of (dbo:Company,Y?) </text:p>
          </table:table-cell>
          <table:table-cell office:value-type="string" calcext:value-type="string">
            <text:p>SELECT ?X WHERE { Y dbo:equ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mpany,Y?) </text:p>
          </table:table-cell>
          <table:table-cell office:value-type="string" calcext:value-type="string">
            <text:p>SELECT ?X WHERE { Y dbo:equity ?X.}</text:p>
          </table:table-cell>
          <table:table-cell office:value-type="string" calcext:value-type="string">
            <text:p>the equity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talCod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stalCode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postal code/- of (dbo:City,Y?) </text:p>
          </table:table-cell>
          <table:table-cell office:value-type="string" calcext:value-type="string">
            <text:p>SELECT ?X WHERE { Y dbo:postalCo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ity,Y?) </text:p>
          </table:table-cell>
          <table:table-cell office:value-type="string" calcext:value-type="string">
            <text:p>SELECT ?X WHERE { Y dbo:postalCode ?X.}</text:p>
          </table:table-cell>
          <table:table-cell office:value-type="string" calcext:value-type="string">
            <text:p>the postal code of (dbo:Cit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ulationTotal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pulationTotal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total population/- of (dbo:Place,Y?) </text:p>
          </table:table-cell>
          <table:table-cell office:value-type="string" calcext:value-type="string">
            <text:p>SELECT ?X WHERE { Y dbo:populationTota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Place,Y?) </text:p>
          </table:table-cell>
          <table:table-cell office:value-type="string" calcext:value-type="string">
            <text:p>SELECT ?X WHERE { Y dbo:populationTotal ?X.}</text:p>
          </table:table-cell>
          <table:table-cell office:value-type="string" calcext:value-type="string">
            <text:p>the total population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letion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letion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mpletionDate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completion date/- of (dbo:TelevisionShow,Y?) </text:p>
          </table:table-cell>
          <table:table-cell office:value-type="string" calcext:value-type="string">
            <text:p>SELECT ?X WHERE { Y dbo:completion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TelevisionShow,Y?) </text:p>
          </table:table-cell>
          <table:table-cell office:value-type="string" calcext:value-type="string">
            <text:p>SELECT ?X WHERE { Y dbo:completionDate ?X.}</text:p>
          </table:table-cell>
          <table:table-cell office:value-type="string" calcext:value-type="string">
            <text:p>the completion date of (dbo:TelevisionShow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arestCity-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arest city</text:p>
          </table:table-cell>
          <table:table-cell office:value-type="string" calcext:value-type="string">
            <text:p>nearest citie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earestCity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nearest city/nearest cities to (dbo:Place,Y?) </text:p>
          </table:table-cell>
          <table:table-cell office:value-type="string" calcext:value-type="string">
            <text:p>SELECT ?X WHERE { Y dbo:nearestC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nearest cities to (dbo:Place,Y?) </text:p>
          </table:table-cell>
          <table:table-cell office:value-type="string" calcext:value-type="string">
            <text:p>SELECT ?X WHERE { Y dbo:nearestCity ?X.}</text:p>
          </table:table-cell>
          <table:table-cell office:value-type="string" calcext:value-type="string">
            <text:p>the nearest city to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venu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venu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revenue/- of (dbo:Organisation,Y?) </text:p>
          </table:table-cell>
          <table:table-cell office:value-type="string" calcext:value-type="string">
            <text:p>SELECT ?X WHERE { Y dbo:revenu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Organisation,Y?) </text:p>
          </table:table-cell>
          <table:table-cell office:value-type="string" calcext:value-type="string">
            <text:p>SELECT ?X WHERE { Y dbo:revenue ?X.}</text:p>
          </table:table-cell>
          <table:table-cell office:value-type="string" calcext:value-type="string">
            <text:p>the revenue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yPers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ey person</text:p>
          </table:table-cell>
          <table:table-cell office:value-type="string" calcext:value-type="string">
            <text:p>key pers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keyPerson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key person/key persons of (dbo:Organisation,Y?) </text:p>
          </table:table-cell>
          <table:table-cell office:value-type="string" calcext:value-type="string">
            <text:p>SELECT ?X WHERE { Y dbo:keyPerson ?X.}</text:p>
          </table:table-cell>
          <table:table-cell table:style-name="Default" office:value-type="string" calcext:value-type="string">
            <text:p>Which person,Who (dbo:Person, X) is,was the key person of (dbo:Organisation,Y?) (X dbo:keyPerson Y)</text:p>
          </table:table-cell>
          <table:table-cell table:style-name="Default" office:value-type="string" calcext:value-type="string">
            <text:p>SELECT ?X WHERE { Y dbo:keyPerson ?X.}</text:p>
          </table:table-cell>
          <table:table-cell office:value-type="string" calcext:value-type="string">
            <text:p>List the (dbo:Person, X) key persons of (dbo:Organisation,Y?) </text:p>
          </table:table-cell>
          <table:table-cell office:value-type="string" calcext:value-type="string">
            <text:p>SELECT ?X WHERE { Y dbo:keyPerson ?X.}</text:p>
          </table:table-cell>
          <table:table-cell office:value-type="string" calcext:value-type="string">
            <text:p>the key person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erNa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mer 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rmerNam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rdf:langString</text:p>
          </table:table-cell>
          <table:table-cell office:value-type="string" calcext:value-type="string">
            <text:p>What (rdf:langString, X) is the former name/- of (dbo:Organisation,Y?) </text:p>
          </table:table-cell>
          <table:table-cell office:value-type="string" calcext:value-type="string">
            <text:p>SELECT ?X WHERE { Y dbo:formerNa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rdf:langString, X) - of (dbo:Organisation,Y?) </text:p>
          </table:table-cell>
          <table:table-cell office:value-type="string" calcext:value-type="string">
            <text:p>SELECT ?X WHERE { Y dbo:formerName ?X.}</text:p>
          </table:table-cell>
          <table:table-cell office:value-type="string" calcext:value-type="string">
            <text:p>the former name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brevi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bbrev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bbreviation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abbrevation/- of (dbo:Organisation,Y?) </text:p>
          </table:table-cell>
          <table:table-cell office:value-type="string" calcext:value-type="string">
            <text:p>SELECT ?X WHERE { Y dbo:abbrevi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Organisation,Y?) </text:p>
          </table:table-cell>
          <table:table-cell office:value-type="string" calcext:value-type="string">
            <text:p>SELECT ?X WHERE { Y dbo:abbreviation ?X.}</text:p>
          </table:table-cell>
          <table:table-cell office:value-type="string" calcext:value-type="string">
            <text:p>the abbrevation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ation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mation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rmationDat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formation date/- of (dbo:Organisation,Y?) </text:p>
          </table:table-cell>
          <table:table-cell office:value-type="string" calcext:value-type="string">
            <text:p>SELECT ?X WHERE { Y dbo:formation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Organisation,Y?) </text:p>
          </table:table-cell>
          <table:table-cell office:value-type="string" calcext:value-type="string">
            <text:p>SELECT ?X WHERE { Y dbo:formationDate ?X.}</text:p>
          </table:table-cell>
          <table:table-cell office:value-type="string" calcext:value-type="string">
            <text:p>the formation date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nti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runtime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runtime/- of (dbo:TelevisionShow,Y?) </text:p>
          </table:table-cell>
          <table:table-cell office:value-type="string" calcext:value-type="string">
            <text:p>SELECT ?X WHERE { Y dbo:runti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TelevisionShow,Y?) </text:p>
          </table:table-cell>
          <table:table-cell office:value-type="string" calcext:value-type="string">
            <text:p>SELECT ?X WHERE { Y dbo:runtime ?X.}</text:p>
          </table:table-cell>
          <table:table-cell office:value-type="string" calcext:value-type="string">
            <text:p>the runtime of (dbo:TelevisionShow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ociatedMusicalArtis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ssociated musical artist </text:p>
          </table:table-cell>
          <table:table-cell office:value-type="string" calcext:value-type="string">
            <text:p>associated musical artis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ssociatedMusicalArtist</text:p>
          </table:table-cell>
          <table:table-cell office:value-type="string" calcext:value-type="string">
            <text:p>dbo:MusicalArtist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associatedMusicalArtist ?X.}</text:p>
          </table:table-cell>
          <table:table-cell table:style-name="Default" office:value-type="string" calcext:value-type="string">
            <text:p>Which person,Who (dbo:Person, X) is,was the associated musical artist <text:s/>of (dbo:MusicalArtist,Y?) (X dbo:associatedMusicalArtist Y)</text:p>
          </table:table-cell>
          <table:table-cell table:style-name="Default" office:value-type="string" calcext:value-type="string">
            <text:p>SELECT ?X WHERE { Y dbo:associatedMusicalArtist ?X.}</text:p>
          </table:table-cell>
          <table:table-cell office:value-type="string" calcext:value-type="string">
            <text:p>List the (dbo:Person, X) associated musical artists of (dbo:MusicalArtist,Y?) </text:p>
          </table:table-cell>
          <table:table-cell office:value-type="string" calcext:value-type="string">
            <text:p>SELECT ?X WHERE { Y dbo:associatedMusicalArtist ?X.}</text:p>
          </table:table-cell>
          <table:table-cell office:value-type="string" calcext:value-type="string">
            <text:p>the associated musical artist <text:s/>of (dbo:MusicalArtist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tis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tist</text:p>
          </table:table-cell>
          <table:table-cell office:value-type="string" calcext:value-type="string">
            <text:p>dbo:MusicalWork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artis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artists of (dbo:MusicalWork,Y?) </text:p>
          </table:table-cell>
          <table:table-cell office:value-type="string" calcext:value-type="string">
            <text:p>SELECT ?X WHERE { Y dbo:artist ?X.}</text:p>
          </table:table-cell>
          <table:table-cell office:value-type="string" calcext:value-type="string">
            <text:p>the artist of (dbo:Musical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idlingEnd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ilding end date</text:p>
          </table:table-cell>
          <table:table-cell office:value-type="string" calcext:value-type="string">
            <text:p>building end dat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uildingEndDate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building end date/building end dates of (dbo:Location,Y?) </text:p>
          </table:table-cell>
          <table:table-cell office:value-type="string" calcext:value-type="string">
            <text:p>SELECT ?X WHERE { Y dbo:buildingEnd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building end dates of (dbo:Location,Y?) </text:p>
          </table:table-cell>
          <table:table-cell office:value-type="string" calcext:value-type="string">
            <text:p>SELECT ?X WHERE { Y dbo:buildingEndDate ?X.}</text:p>
          </table:table-cell>
          <table:table-cell office:value-type="string" calcext:value-type="string">
            <text:p>the building end date of (dbo:Loc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cup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occup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ccupatio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ersonFunction</text:p>
          </table:table-cell>
          <table:table-cell office:value-type="string" calcext:value-type="string">
            <text:p>What (dbo:PersonFunction, X) is the occupation/occupations of (dbo:Person,Y?) </text:p>
          </table:table-cell>
          <table:table-cell office:value-type="string" calcext:value-type="string">
            <text:p>SELECT ?X WHERE { Y dbo:occup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ersonFunction, X) occupations of (dbo:Person,Y?) </text:p>
          </table:table-cell>
          <table:table-cell office:value-type="string" calcext:value-type="string">
            <text:p>SELECT ?X WHERE { Y dbo:occupation ?X.}</text:p>
          </table:table-cell>
          <table:table-cell office:value-type="string" calcext:value-type="string">
            <text:p>the occupation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ngth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:length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length/- of (dbo:River,Y?) </text:p>
          </table:table-cell>
          <table:table-cell office:value-type="string" calcext:value-type="string">
            <text:p>SELECT ?X WHERE { Y dbp:leng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River,Y?) </text:p>
          </table:table-cell>
          <table:table-cell office:value-type="string" calcext:value-type="string">
            <text:p>SELECT ?X WHERE { Y dbp:length ?X.}</text:p>
          </table:table-cell>
          <table:table-cell office:value-type="string" calcext:value-type="string">
            <text:p>the length of (dbo:Riv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ponen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opponen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pponent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opponent ?X.}</text:p>
          </table:table-cell>
          <table:table-cell table:style-name="Default" office:value-type="string" calcext:value-type="string">
            <text:p>Which person,Who (dbo:Person, X) is,was the opponent of (dbo:Person,Y?) (X dbo:opponent Y)</text:p>
          </table:table-cell>
          <table:table-cell table:style-name="Default" office:value-type="string" calcext:value-type="string">
            <text:p>SELECT ?X WHERE { Y dbo:opponent ?X.}</text:p>
          </table:table-cell>
          <table:table-cell office:value-type="string" calcext:value-type="string">
            <text:p>List the (dbo:Person, X) opponents of (dbo:Person,Y?) </text:p>
          </table:table-cell>
          <table:table-cell office:value-type="string" calcext:value-type="string">
            <text:p>SELECT ?X WHERE { Y dbo:opponent ?X.}</text:p>
          </table:table-cell>
          <table:table-cell office:value-type="string" calcext:value-type="string">
            <text:p>the opponent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wJudg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w judge</text:p>
          </table:table-cell>
          <table:table-cell office:value-type="string" calcext:value-type="string">
            <text:p>show judg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howJudge 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showJudge <text:s/>?X.}</text:p>
          </table:table-cell>
          <table:table-cell table:style-name="Default" office:value-type="string" calcext:value-type="string">
            <text:p>Which person,Who (dbo:Person, X) is,was the show judge of (dbo:TelevisionShow,Y?) (X dbo:showJudge <text:s/>Y)</text:p>
          </table:table-cell>
          <table:table-cell table:style-name="Default" office:value-type="string" calcext:value-type="string">
            <text:p>SELECT ?X WHERE { Y dbo:showJudge <text:s/>?X.}</text:p>
          </table:table-cell>
          <table:table-cell office:value-type="string" calcext:value-type="string">
            <text:p>List the (dbo:Person, X) show judges of (dbo:TelevisionShow,Y?) </text:p>
          </table:table-cell>
          <table:table-cell office:value-type="string" calcext:value-type="string">
            <text:p>SELECT ?X WHERE { Y dbo:showJudge <text:s/>?X.}</text:p>
          </table:table-cell>
          <table:table-cell office:value-type="string" calcext:value-type="string">
            <text:p>the show judge of (dbo:TelevisionShow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ctoralDistric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ctoral Distri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gion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electoral District/- of (dbo:Politician,Y?) </text:p>
          </table:table-cell>
          <table:table-cell office:value-type="string" calcext:value-type="string">
            <text:p>SELECT ?X WHERE { Y dbo:reg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Politician,Y?) </text:p>
          </table:table-cell>
          <table:table-cell office:value-type="string" calcext:value-type="string">
            <text:p>SELECT ?X WHERE { Y dbo:region ?X.}</text:p>
          </table:table-cell>
          <table:table-cell office:value-type="string" calcext:value-type="string">
            <text:p>the electoral District of (dbo:Politicia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ease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ease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releaseDate</text:p>
          </table:table-cell>
          <table:table-cell office:value-type="string" calcext:value-type="string">
            <text:p>dbo:Song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realease date/- of (dbo:Song,Y?) </text:p>
          </table:table-cell>
          <table:table-cell office:value-type="string" calcext:value-type="string">
            <text:p>SELECT ?X WHERE { Y dbo:release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Song,Y?) </text:p>
          </table:table-cell>
          <table:table-cell office:value-type="string" calcext:value-type="string">
            <text:p>SELECT ?X WHERE { Y dbo:releaseDate ?X.}</text:p>
          </table:table-cell>
          <table:table-cell office:value-type="string" calcext:value-type="string">
            <text:p>the realease date of (dbo:Song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leaseDate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release date/- of (dbo:Work,Y?) </text:p>
          </table:table-cell>
          <table:table-cell office:value-type="string" calcext:value-type="string">
            <text:p>SELECT ?X WHERE { Y dbo:release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Work,Y?) </text:p>
          </table:table-cell>
          <table:table-cell office:value-type="string" calcext:value-type="string">
            <text:p>SELECT ?X WHERE { Y dbo:releaseDate ?X.}</text:p>
          </table:table-cell>
          <table:table-cell office:value-type="string" calcext:value-type="string">
            <text:p>the release date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cation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blication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ublicationDate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publication date/- of (dbo:WrittenWork,Y?) </text:p>
          </table:table-cell>
          <table:table-cell office:value-type="string" calcext:value-type="string">
            <text:p>SELECT ?X WHERE { Y dbo:publication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WrittenWork,Y?) </text:p>
          </table:table-cell>
          <table:table-cell office:value-type="string" calcext:value-type="string">
            <text:p>SELECT ?X WHERE { Y dbo:publicationDate ?X.}</text:p>
          </table:table-cell>
          <table:table-cell office:value-type="string" calcext:value-type="string">
            <text:p>the publication date of (dbo:Written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OfPage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pag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Pages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xsd:positiveInteger</text:p>
          </table:table-cell>
          <table:table-cell office:value-type="string" calcext:value-type="string">
            <text:p>What (xsd:positiveInteger, X) is the number of pages/- of (dbo:WrittenWork,Y?) </text:p>
          </table:table-cell>
          <table:table-cell office:value-type="string" calcext:value-type="string">
            <text:p>SELECT ?X WHERE { Y dbo:numberOfPage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positiveInteger, X) - of (dbo:WrittenWork,Y?) </text:p>
          </table:table-cell>
          <table:table-cell office:value-type="string" calcext:value-type="string">
            <text:p>SELECT ?X WHERE { Y dbo:numberOfPages ?X.}</text:p>
          </table:table-cell>
          <table:table-cell office:value-type="string" calcext:value-type="string">
            <text:p>the number of pages of (dbo:Written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r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enre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Genre</text:p>
          </table:table-cell>
          <table:table-cell office:value-type="string" calcext:value-type="string">
            <text:p>What (dbo:Genre, X) is the genre/genres of (dbo:Work,Y?) </text:p>
          </table:table-cell>
          <table:table-cell office:value-type="string" calcext:value-type="string">
            <text:p>SELECT ?X WHERE { Y dbo:genr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Genre, X) genres of (dbo:Work,Y?) </text:p>
          </table:table-cell>
          <table:table-cell office:value-type="string" calcext:value-type="string">
            <text:p>SELECT ?X WHERE { Y dbo:genre ?X.}</text:p>
          </table:table-cell>
          <table:table-cell office:value-type="string" calcext:value-type="string">
            <text:p>the genre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os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compos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mpose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composer ?X.}</text:p>
          </table:table-cell>
          <table:table-cell table:style-name="Default" office:value-type="string" calcext:value-type="string">
            <text:p>Which person,Who (dbo:Person, X) is,was the composer of (dbo:Work,Y?) (X dbo:composer Y)</text:p>
          </table:table-cell>
          <table:table-cell table:style-name="Default" office:value-type="string" calcext:value-type="string">
            <text:p>SELECT ?X WHERE { Y dbo:composer ?X.}</text:p>
          </table:table-cell>
          <table:table-cell office:value-type="string" calcext:value-type="string">
            <text:p>List the (dbo:Person, X) composers of (dbo:Work,Y?) </text:p>
          </table:table-cell>
          <table:table-cell office:value-type="string" calcext:value-type="string">
            <text:p>SELECT ?X WHERE { Y dbo:composer ?X.}</text:p>
          </table:table-cell>
          <table:table-cell office:value-type="string" calcext:value-type="string">
            <text:p>the compose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compos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composer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compos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composers of (dbo:TelevisionShow,Y?) </text:p>
          </table:table-cell>
          <table:table-cell office:value-type="string" calcext:value-type="string">
            <text:p>SELECT ?X WHERE { Y dbo:composer ?X.}</text:p>
          </table:table-cell>
          <table:table-cell office:value-type="string" calcext:value-type="string">
            <text:p>the composer of (dbo:TelevisionShow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c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rector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director ?X.}</text:p>
          </table:table-cell>
          <table:table-cell table:style-name="Default" office:value-type="string" calcext:value-type="string">
            <text:p>Which person,Who (dbo:Person, X) is,was the director of (dbo:Film,Y?) (X dbo:director Y)</text:p>
          </table:table-cell>
          <table:table-cell table:style-name="Default" office:value-type="string" calcext:value-type="string">
            <text:p>SELECT ?X WHERE { Y dbo:director ?X.}</text:p>
          </table:table-cell>
          <table:table-cell office:value-type="string" calcext:value-type="string">
            <text:p>List the (dbo:Person, X) directors of (dbo:Film,Y?) </text:p>
          </table:table-cell>
          <table:table-cell office:value-type="string" calcext:value-type="string">
            <text:p>SELECT ?X WHERE { Y dbo:director ?X.}</text:p>
          </table:table-cell>
          <table:table-cell office:value-type="string" calcext:value-type="string">
            <text:p>the director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dge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udget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budget/budgets of (dbo:Film,Y?) </text:p>
          </table:table-cell>
          <table:table-cell office:value-type="string" calcext:value-type="string">
            <text:p>SELECT ?X WHERE { Y dbo:budge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budgets of (dbo:Film,Y?) </text:p>
          </table:table-cell>
          <table:table-cell office:value-type="string" calcext:value-type="string">
            <text:p>SELECT ?X WHERE { Y dbo:budget ?X.}</text:p>
          </table:table-cell>
          <table:table-cell office:value-type="string" calcext:value-type="string">
            <text:p>the budget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sicCompos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usic composer</text:p>
          </table:table-cell>
          <table:table-cell office:value-type="string" calcext:value-type="string">
            <text:p>music compos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usicComposer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musicComposer ?X.}</text:p>
          </table:table-cell>
          <table:table-cell table:style-name="Default" office:value-type="string" calcext:value-type="string">
            <text:p>Which person,Who (dbo:Person, X) is,was the music composer of (dbo:Film,Y?) (X dbo:musicComposer Y)</text:p>
          </table:table-cell>
          <table:table-cell table:style-name="Default" office:value-type="string" calcext:value-type="string">
            <text:p>SELECT ?X WHERE { Y dbo:musicComposer ?X.}</text:p>
          </table:table-cell>
          <table:table-cell office:value-type="string" calcext:value-type="string">
            <text:p>List the (dbo:Person, X) music composers of (dbo:Film,Y?) </text:p>
          </table:table-cell>
          <table:table-cell office:value-type="string" calcext:value-type="string">
            <text:p>SELECT ?X WHERE { Y dbo:musicComposer ?X.}</text:p>
          </table:table-cell>
          <table:table-cell office:value-type="string" calcext:value-type="string">
            <text:p>the music composer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terEgo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Urban</text:p>
          </table:table-cell>
          <table:table-cell office:value-type="string" calcext:value-type="string">
            <text:p>dbo: Populated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elevation/- of (dbo: PopulatedPlace,Y?) </text:p>
          </table:table-cell>
          <table:table-cell office:value-type="string" calcext:value-type="string">
            <text:p>SELECT ?X WHERE { Y dbo:areaUrba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 PopulatedPlace,Y?) </text:p>
          </table:table-cell>
          <table:table-cell office:value-type="string" calcext:value-type="string">
            <text:p>SELECT ?X WHERE { Y dbo:areaUrban ?X.}</text:p>
          </table:table-cell>
          <table:table-cell office:value-type="string" calcext:value-type="string">
            <text:p>the elevation of (dbo: 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aCod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Code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area code/- of (dbo:Place,Y?) </text:p>
          </table:table-cell>
          <table:table-cell office:value-type="string" calcext:value-type="string">
            <text:p>SELECT ?X WHERE { Y dbo:areaCo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lace,Y?) </text:p>
          </table:table-cell>
          <table:table-cell office:value-type="string" calcext:value-type="string">
            <text:p>SELECT ?X WHERE { Y dbo:areaCode ?X.}</text:p>
          </table:table-cell>
          <table:table-cell office:value-type="string" calcext:value-type="string">
            <text:p>the area code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tisticMovement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artistic movemen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ovement</text:p>
          </table:table-cell>
          <table:table-cell office:value-type="string" calcext:value-type="string">
            <text:p>dbo:Artist</text:p>
          </table:table-cell>
          <table:table-cell office:value-type="string" calcext:value-type="string">
            <text:p>owl:Thing</text:p>
          </table:table-cell>
          <table:table-cell office:value-type="string" calcext:value-type="string">
            <text:p>What (owl:Thing, X) is the artistic movement/artistic movements of (dbo:Artist,Y?) </text:p>
          </table:table-cell>
          <table:table-cell office:value-type="string" calcext:value-type="string">
            <text:p>SELECT ?X WHERE { Y dbo:movemen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owl:Thing, X) artistic movements of (dbo:Artist,Y?) </text:p>
          </table:table-cell>
          <table:table-cell office:value-type="string" calcext:value-type="string">
            <text:p>SELECT ?X WHERE { Y dbo:movement ?X.}</text:p>
          </table:table-cell>
          <table:table-cell office:value-type="string" calcext:value-type="string">
            <text:p>the artistic movement of (dbo:Artist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ho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utho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author/authors of (dbo:Work,Y?) </text:p>
          </table:table-cell>
          <table:table-cell office:value-type="string" calcext:value-type="string">
            <text:p>SELECT ?X WHERE { Y dbo:author ?X.}</text:p>
          </table:table-cell>
          <table:table-cell table:style-name="Default" office:value-type="string" calcext:value-type="string">
            <text:p>Which person,Who (dbo:Person, X) is,was the author of (dbo:Work,Y?) (X dbo:author Y)</text:p>
          </table:table-cell>
          <table:table-cell table:style-name="Default" office:value-type="string" calcext:value-type="string">
            <text:p>SELECT ?X WHERE { Y dbo:author ?X.}</text:p>
          </table:table-cell>
          <table:table-cell office:value-type="string" calcext:value-type="string">
            <text:p>List the (dbo:Person, X) authors of (dbo:Work,Y?) </text:p>
          </table:table-cell>
          <table:table-cell office:value-type="string" calcext:value-type="string">
            <text:p>SELECT ?X WHERE { Y dbo:author ?X.}</text:p>
          </table:table-cell>
          <table:table-cell office:value-type="string" calcext:value-type="string">
            <text:p>the autho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rthYea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irthYea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birth year/- of (dbo:Person,Y?) </text:p>
          </table:table-cell>
          <table:table-cell office:value-type="string" calcext:value-type="string">
            <text:p>SELECT ?X WHERE { Y dbo:birth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Person,Y?) </text:p>
          </table:table-cell>
          <table:table-cell office:value-type="string" calcext:value-type="string">
            <text:p>SELECT ?X WHERE { Y dbo:birthYear ?X.}</text:p>
          </table:table-cell>
          <table:table-cell office:value-type="string" calcext:value-type="string">
            <text:p>the birth yea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useOfDeath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use of death</text:p>
          </table:table-cell>
          <table:table-cell office:value-type="string" calcext:value-type="string">
            <text:p>causes of death</text:p>
          </table:table-cell>
          <table:table-cell office:value-type="string" calcext:value-type="string">
            <text:p>of 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Caus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owl:Thing</text:p>
          </table:table-cell>
          <table:table-cell office:value-type="string" calcext:value-type="string">
            <text:p>What (owl:Thing, X) is the cause of death/causes of death of <text:s/>(dbo:Person,Y?) </text:p>
          </table:table-cell>
          <table:table-cell office:value-type="string" calcext:value-type="string">
            <text:p>SELECT ?X WHERE { Y dbo:deathCaus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owl:Thing, X) causes of death of <text:s/>(dbo:Person,Y?) </text:p>
          </table:table-cell>
          <table:table-cell office:value-type="string" calcext:value-type="string">
            <text:p>SELECT ?X WHERE { Y dbo:deathCause ?X.}</text:p>
          </table:table-cell>
          <table:table-cell office:value-type="string" calcext:value-type="string">
            <text:p>the cause of death of <text:s/>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ild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of 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hild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child/children of <text:s/>(dbo:Person,Y?) </text:p>
          </table:table-cell>
          <table:table-cell office:value-type="string" calcext:value-type="string">
            <text:p>SELECT ?X WHERE { Y dbo:child ?X.}</text:p>
          </table:table-cell>
          <table:table-cell table:style-name="Default" office:value-type="string" calcext:value-type="string">
            <text:p>Who (dbo:Person, X) is the child of <text:s/>(dbo:Person,Y?) (X dbo:child Y)</text:p>
          </table:table-cell>
          <table:table-cell table:style-name="Default" office:value-type="string" calcext:value-type="string">
            <text:p>SELECT ?X WHERE { Y dbo:child ?X.}</text:p>
          </table:table-cell>
          <table:table-cell office:value-type="string" calcext:value-type="string">
            <text:p>List the (dbo:Person, X) children of <text:s/>(dbo:Person,Y?) </text:p>
          </table:table-cell>
          <table:table-cell office:value-type="string" calcext:value-type="string">
            <text:p>SELECT ?X WHERE { Y dbo:child ?X.}</text:p>
          </table:table-cell>
          <table:table-cell office:value-type="string" calcext:value-type="string">
            <text:p>the child of <text:s/>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udget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cost/- of (dbo:Film,Y?) </text:p>
          </table:table-cell>
          <table:table-cell office:value-type="string" calcext:value-type="string">
            <text:p>SELECT ?X WHERE { Y dbo:budge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Film,Y?) </text:p>
          </table:table-cell>
          <table:table-cell office:value-type="string" calcext:value-type="string">
            <text:p>SELECT ?X WHERE { Y dbo:budget ?X.}</text:p>
          </table:table-cell>
          <table:table-cell office:value-type="string" calcext:value-type="string">
            <text:p>the cost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rrenc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urrency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urrency</text:p>
          </table:table-cell>
          <table:table-cell office:value-type="string" calcext:value-type="string">
            <text:p>What (dbo:Currency, X) is the currency/currencies of (dbo:Country,Y?) </text:p>
          </table:table-cell>
          <table:table-cell office:value-type="string" calcext:value-type="string">
            <text:p>SELECT ?X WHERE { Y dbo:currenc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urrency, X) currencies of (dbo:Country,Y?) </text:p>
          </table:table-cell>
          <table:table-cell office:value-type="string" calcext:value-type="string">
            <text:p>SELECT ?X WHERE { Y dbo:currency ?X.}</text:p>
          </table:table-cell>
          <table:table-cell office:value-type="string" calcext:value-type="string">
            <text:p>the currency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th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ath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Dat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death date/- of (dbo:Person,Y?) </text:p>
          </table:table-cell>
          <table:table-cell office:value-type="string" calcext:value-type="string">
            <text:p>SELECT ?X WHERE { Y dbo:death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erson,Y?) </text:p>
          </table:table-cell>
          <table:table-cell office:value-type="string" calcext:value-type="string">
            <text:p>SELECT ?X WHERE { Y dbo:deathDate ?X.}</text:p>
          </table:table-cell>
          <table:table-cell office:value-type="string" calcext:value-type="string">
            <text:p>the death dat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velope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velope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What (dbo:Agent, X) is the developer/developers of (dbo:Work,Y?) </text:p>
          </table:table-cell>
          <table:table-cell office:value-type="string" calcext:value-type="string">
            <text:p>SELECT ?X WHERE { Y dbo:develop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developers of (dbo:Work,Y?) </text:p>
          </table:table-cell>
          <table:table-cell office:value-type="string" calcext:value-type="string">
            <text:p>SELECT ?X WHERE { Y dbo:developer ?X.}</text:p>
          </table:table-cell>
          <table:table-cell office:value-type="string" calcext:value-type="string">
            <text:p>the develope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solutionDat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solution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ssolutionDate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dissolution date/- of (dbo:PopulatedPlace,Y?) </text:p>
          </table:table-cell>
          <table:table-cell office:value-type="string" calcext:value-type="string">
            <text:p>SELECT ?X WHERE { Y dbo:dissolution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opulatedPlace,Y?) </text:p>
          </table:table-cell>
          <table:table-cell office:value-type="string" calcext:value-type="string">
            <text:p>SELECT ?X WHERE { Y dbo:dissolutionDate ?X.}</text:p>
          </table:table-cell>
          <table:table-cell office:value-type="string" calcext:value-type="string">
            <text:p>the dissolution date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toralSuperviso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ctoral supervisor</text:p>
          </table:table-cell>
          <table:table-cell office:value-type="string" calcext:value-type="string">
            <text:p>doctoral supervis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 doctoralAdvisor</text:p>
          </table:table-cell>
          <table:table-cell office:value-type="string" calcext:value-type="string">
            <text:p>dbo:Scientist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doctoral supervisor/doctoral supervisors of (dbo:Scientist,Y?) </text:p>
          </table:table-cell>
          <table:table-cell office:value-type="string" calcext:value-type="string">
            <text:p>SELECT ?X WHERE { Y dbo: doctoralAdvisor ?X.}</text:p>
          </table:table-cell>
          <table:table-cell table:style-name="Default" office:value-type="string" calcext:value-type="string">
            <text:p>Who (dbo:Person, X) is the doctoral supervisor of (dbo:Scientist,Y?) (X dbo: doctoralAdvisor Y)</text:p>
          </table:table-cell>
          <table:table-cell table:style-name="Default" office:value-type="string" calcext:value-type="string">
            <text:p>SELECT ?X WHERE { Y dbo: doctoralAdvisor ?X.}</text:p>
          </table:table-cell>
          <table:table-cell office:value-type="string" calcext:value-type="string">
            <text:p>List the (dbo:Person, X) doctoral supervisors of (dbo:Scientist,Y?) </text:p>
          </table:table-cell>
          <table:table-cell office:value-type="string" calcext:value-type="string">
            <text:p>SELECT ?X WHERE { Y dbo: doctoralAdvisor ?X.}</text:p>
          </table:table-cell>
          <table:table-cell office:value-type="string" calcext:value-type="string">
            <text:p>the doctoral supervisor of (dbo:Scientist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vation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Urban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elevation/- of (dbo:PopulatedPlace,Y?) </text:p>
          </table:table-cell>
          <table:table-cell office:value-type="string" calcext:value-type="string">
            <text:p>SELECT ?X WHERE { Y dbo:areaUrba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opulatedPlace,Y?) </text:p>
          </table:table-cell>
          <table:table-cell office:value-type="string" calcext:value-type="string">
            <text:p>SELECT ?X WHERE { Y dbo:areaUrban ?X.}</text:p>
          </table:table-cell>
          <table:table-cell office:value-type="string" calcext:value-type="string">
            <text:p>the elevation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pisod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eries</text:p>
          </table:table-cell>
          <table:table-cell office:value-type="string" calcext:value-type="string">
            <text:p>dbo:TelevisionEpisode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What (dbo:TelevisionShow, X) is the episode/episodes of (dbo:TelevisionEpisode,Y?) </text:p>
          </table:table-cell>
          <table:table-cell office:value-type="string" calcext:value-type="string">
            <text:p>SELECT ?X WHERE { Y dbo:serie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TelevisionShow, X) episodes of (dbo:TelevisionEpisode,Y?) </text:p>
          </table:table-cell>
          <table:table-cell office:value-type="string" calcext:value-type="string">
            <text:p>SELECT ?X WHERE { Y dbo:series ?X.}</text:p>
          </table:table-cell>
          <table:table-cell office:value-type="string" calcext:value-type="string">
            <text:p>the episode of (dbo:TelevisionEpisod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ndationPlac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undationPlac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What (dbo:City, X) is the foundation place/- of (dbo:Organisation,Y?) </text:p>
          </table:table-cell>
          <table:table-cell office:value-type="string" calcext:value-type="string">
            <text:p>SELECT ?X WHERE { Y dbo:foundationPl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ity, X) - of (dbo:Organisation,Y?) </text:p>
          </table:table-cell>
          <table:table-cell office:value-type="string" calcext:value-type="string">
            <text:p>SELECT ?X WHERE { Y dbo:foundationPlace ?X.}</text:p>
          </table:table-cell>
          <table:table-cell office:value-type="string" calcext:value-type="string">
            <text:p>the foundation place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nde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found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arentCompany</text:p>
          </table:table-cell>
          <table:table-cell table:number-columns-repeated="2" office:value-type="string" calcext:value-type="string">
            <text:p>dbo:Company</text:p>
          </table:table-cell>
          <table:table-cell office:value-type="string" calcext:value-type="string">
            <text:p>What (dbo:Company, X) is the founder/founders of (dbo:Company,Y?) </text:p>
          </table:table-cell>
          <table:table-cell office:value-type="string" calcext:value-type="string">
            <text:p>SELECT ?X WHERE { Y dbo:parentCompan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mpany, X) founders of (dbo:Company,Y?) </text:p>
          </table:table-cell>
          <table:table-cell office:value-type="string" calcext:value-type="string">
            <text:p>SELECT ?X WHERE { Y dbo:parentCompany ?X.}</text:p>
          </table:table-cell>
          <table:table-cell office:value-type="string" calcext:value-type="string">
            <text:p>the founder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ndingYea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ing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undingYear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founding year/- of (dbo:Company,Y?) </text:p>
          </table:table-cell>
          <table:table-cell office:value-type="string" calcext:value-type="string">
            <text:p>SELECT ?X WHERE { Y dbo:founding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Company,Y?) </text:p>
          </table:table-cell>
          <table:table-cell office:value-type="string" calcext:value-type="string">
            <text:p>SELECT ?X WHERE { Y dbo:foundingYear ?X.}</text:p>
          </table:table-cell>
          <table:table-cell office:value-type="string" calcext:value-type="string">
            <text:p>the founding year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quarte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qua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eadquarter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headquarter/- of (dbo:Organisation,Y?) </text:p>
          </table:table-cell>
          <table:table-cell office:value-type="string" calcext:value-type="string">
            <text:p>SELECT ?X WHERE { Y dbo:headquart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- of (dbo:Organisation,Y?) </text:p>
          </table:table-cell>
          <table:table-cell office:value-type="string" calcext:value-type="string">
            <text:p>SELECT ?X WHERE { Y dbo:headquarter ?X.}</text:p>
          </table:table-cell>
          <table:table-cell office:value-type="string" calcext:value-type="string">
            <text:p>the headquarter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meStadium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me stadium</text:p>
          </table:table-cell>
          <table:table-cell office:value-type="string" calcext:value-type="string">
            <text:p>home stadium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round</text:p>
          </table:table-cell>
          <table:table-cell office:value-type="string" calcext:value-type="string">
            <text:p>dbo:SoccerClub</text:p>
          </table:table-cell>
          <table:table-cell office:value-type="string" calcext:value-type="string">
            <text:p>dbo:Building</text:p>
          </table:table-cell>
          <table:table-cell office:value-type="string" calcext:value-type="string">
            <text:p>What (dbo:Building, X) is the home stadium/home stadiums of (dbo:SoccerClub,Y?) </text:p>
          </table:table-cell>
          <table:table-cell office:value-type="string" calcext:value-type="string">
            <text:p>SELECT ?X WHERE { Y dbo:groun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Building, X) home stadiums of (dbo:SoccerClub,Y?) </text:p>
          </table:table-cell>
          <table:table-cell office:value-type="string" calcext:value-type="string">
            <text:p>SELECT ?X WHERE { Y dbo:ground ?X.}</text:p>
          </table:table-cell>
          <table:table-cell office:value-type="string" calcext:value-type="string">
            <text:p>the home stadium of (dbo:SoccerClub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st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esenter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host/hosts of (dbo:TelevisionShow,Y?) </text:p>
          </table:table-cell>
          <table:table-cell office:value-type="string" calcext:value-type="string">
            <text:p>SELECT ?X WHERE { Y dbo:presenter ?X.}</text:p>
          </table:table-cell>
          <table:table-cell table:style-name="Default" office:value-type="string" calcext:value-type="string">
            <text:p>Who (dbo:Person, X) is the host of (dbo:TelevisionShow,Y?) (X dbo:presenter Y)</text:p>
          </table:table-cell>
          <table:table-cell table:style-name="Default" office:value-type="string" calcext:value-type="string">
            <text:p>SELECT ?X WHERE { Y dbo:presenter ?X.}</text:p>
          </table:table-cell>
          <table:table-cell office:value-type="string" calcext:value-type="string">
            <text:p>List the (dbo:Person, X) hosts of (dbo:TelevisionShow,Y?) </text:p>
          </table:table-cell>
          <table:table-cell office:value-type="string" calcext:value-type="string">
            <text:p>SELECT ?X WHERE { Y dbo:presenter ?X.}</text:p>
          </table:table-cell>
          <table:table-cell office:value-type="string" calcext:value-type="string">
            <text:p>the host of (dbo:TelevisionShow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luence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fluencer</text:p>
          </table:table-cell>
          <table:table-cell office:value-type="string" calcext:value-type="string">
            <text:p>influenc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nfluenced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influencer/influencers of (dbo:Person,Y?) </text:p>
          </table:table-cell>
          <table:table-cell office:value-type="string" calcext:value-type="string">
            <text:p>SELECT ?X WHERE { Y dbo:influenced ?X.}</text:p>
          </table:table-cell>
          <table:table-cell table:style-name="Default" office:value-type="string" calcext:value-type="string">
            <text:p>Who (dbo:Person, X) is the influencer of (dbo:Person,Y?) (X dbo:influenced Y)</text:p>
          </table:table-cell>
          <table:table-cell table:style-name="Default" office:value-type="string" calcext:value-type="string">
            <text:p>SELECT ?X WHERE { Y dbo:influenced ?X.}</text:p>
          </table:table-cell>
          <table:table-cell office:value-type="string" calcext:value-type="string">
            <text:p>List the (dbo:Person, X) influencers of (dbo:Person,Y?) </text:p>
          </table:table-cell>
          <table:table-cell office:value-type="string" calcext:value-type="string">
            <text:p>SELECT ?X WHERE { Y dbo:influenced ?X.}</text:p>
          </table:table-cell>
          <table:table-cell office:value-type="string" calcext:value-type="string">
            <text:p>the influence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gredient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ngredient</text:p>
          </table:table-cell>
          <table:table-cell office:value-type="string" calcext:value-type="string">
            <text:p>dbo:Food</text:p>
          </table:table-cell>
          <table:table-cell office:value-type="string" calcext:value-type="string">
            <text:p>owl:Thing</text:p>
          </table:table-cell>
          <table:table-cell office:value-type="string" calcext:value-type="string">
            <text:p>What (owl:Thing, X) is the ingredient/ingredients of (dbo:Food,Y?) </text:p>
          </table:table-cell>
          <table:table-cell office:value-type="string" calcext:value-type="string">
            <text:p>SELECT ?X WHERE { Y dbo:ingredien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owl:Thing, X) ingredients of (dbo:Food,Y?) </text:p>
          </table:table-cell>
          <table:table-cell office:value-type="string" calcext:value-type="string">
            <text:p>SELECT ?X WHERE { Y dbo:ingredient ?X.}</text:p>
          </table:table-cell>
          <table:table-cell office:value-type="string" calcext:value-type="string">
            <text:p>the ingredient of (dbo:Food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rgestCit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rgest c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argestCity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What (dbo:City, X) is the largest city/- of (dbo:Country,Y?) </text:p>
          </table:table-cell>
          <table:table-cell office:value-type="string" calcext:value-type="string">
            <text:p>SELECT ?X WHERE { Y dbo:largestC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ity, X) - of (dbo:Country,Y?) </text:p>
          </table:table-cell>
          <table:table-cell office:value-type="string" calcext:value-type="string">
            <text:p>SELECT ?X WHERE { Y dbo:largestCity ?X.}</text:p>
          </table:table-cell>
          <table:table-cell office:value-type="string" calcext:value-type="string">
            <text:p>the largest city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rgest c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argestCity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What (dbo:City, X) is the largest city/- in (dbo:Country,Y?) </text:p>
          </table:table-cell>
          <table:table-cell office:value-type="string" calcext:value-type="string">
            <text:p>SELECT ?X WHERE { Y dbo:largestC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ity, X) - in (dbo:Country,Y?) </text:p>
          </table:table-cell>
          <table:table-cell office:value-type="string" calcext:value-type="string">
            <text:p>SELECT ?X WHERE { Y dbo:largestCity ?X.}</text:p>
          </table:table-cell>
          <table:table-cell office:value-type="string" calcext:value-type="string">
            <text:p>the largest city in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ad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eader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leader/- of (dbo:Country,Y?) </text:p>
          </table:table-cell>
          <table:table-cell office:value-type="string" calcext:value-type="string">
            <text:p>SELECT ?X WHERE { Y dbo:leader ?X.}</text:p>
          </table:table-cell>
          <table:table-cell table:style-name="Default" office:value-type="string" calcext:value-type="string">
            <text:p>Who (dbo:Person, X) is the leader of (dbo:Country,Y?) (X dbo:leader Y)</text:p>
          </table:table-cell>
          <table:table-cell table:style-name="Default" office:value-type="string" calcext:value-type="string">
            <text:p>SELECT ?X WHERE { Y dbo:leader ?X.}</text:p>
          </table:table-cell>
          <table:table-cell office:value-type="string" calcext:value-type="string">
            <text:p>List the (dbo:Person, X) - of (dbo:Country,Y?) </text:p>
          </table:table-cell>
          <table:table-cell office:value-type="string" calcext:value-type="string">
            <text:p>SELECT ?X WHERE { Y dbo:leader ?X.}</text:p>
          </table:table-cell>
          <table:table-cell office:value-type="string" calcext:value-type="string">
            <text:p>the leader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c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ocation</text:p>
          </table:table-cell>
          <table:table-cell table:number-columns-repeated="2" office:value-type="string" calcext:value-type="string">
            <text:p>dbo:Place</text:p>
          </table:table-cell>
          <table:table-cell office:value-type="string" calcext:value-type="string">
            <text:p>What (dbo:Place, X) is the location/- of (dbo:Place,Y?) </text:p>
          </table:table-cell>
          <table:table-cell office:value-type="string" calcext:value-type="string">
            <text:p>SELECT ?X WHERE { Y dbo:lo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Place,Y?) </text:p>
          </table:table-cell>
          <table:table-cell office:value-type="string" calcext:value-type="string">
            <text:p>SELECT ?X WHERE { Y dbo:location ?X.}</text:p>
          </table:table-cell>
          <table:table-cell office:value-type="string" calcext:value-type="string">
            <text:p>the location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location/- of (dbo:Organisation,Y?) </text:p>
          </table:table-cell>
          <table:table-cell office:value-type="string" calcext:value-type="string">
            <text:p>SELECT ?X WHERE { Y dbo:lo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Organisation,Y?) </text:p>
          </table:table-cell>
          <table:table-cell office:value-type="string" calcext:value-type="string">
            <text:p>SELECT ?X WHERE { Y dbo:location ?X.}</text:p>
          </table:table-cell>
          <table:table-cell office:value-type="string" calcext:value-type="string">
            <text:p>the location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dbo:Building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location/- of (dbo:Building,Y?) </text:p>
          </table:table-cell>
          <table:table-cell office:value-type="string" calcext:value-type="string">
            <text:p>SELECT ?X WHERE { Y dbo:lo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- of (dbo:Building,Y?) </text:p>
          </table:table-cell>
          <table:table-cell office:value-type="string" calcext:value-type="string">
            <text:p>SELECT ?X WHERE { Y dbo:location ?X.}</text:p>
          </table:table-cell>
          <table:table-cell office:value-type="string" calcext:value-type="string">
            <text:p>the location of (dbo:Building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factur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anufacturer</text:p>
          </table:table-cell>
          <table:table-cell office:value-type="string" calcext:value-type="string">
            <text:p>owl:Thing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What (dbo:Organisation, X) is the manufacturer/manufacturers of (owl:Thing,Y?) </text:p>
          </table:table-cell>
          <table:table-cell office:value-type="string" calcext:value-type="string">
            <text:p>SELECT ?X WHERE { Y dbo:manufactur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Organisation, X) manufacturers of (owl:Thing,Y?) </text:p>
          </table:table-cell>
          <table:table-cell office:value-type="string" calcext:value-type="string">
            <text:p>SELECT ?X WHERE { Y dbo:manufacturer ?X.}</text:p>
          </table:table-cell>
          <table:table-cell office:value-type="string" calcext:value-type="string">
            <text:p>the manufacturer of (owl:Thing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yor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ayor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mayor/- of (dbo:City,Y?) </text:p>
          </table:table-cell>
          <table:table-cell office:value-type="string" calcext:value-type="string">
            <text:p>SELECT ?X WHERE { Y dbo:mayor ?X.}</text:p>
          </table:table-cell>
          <table:table-cell table:style-name="Default" office:value-type="string" calcext:value-type="string">
            <text:p>Who (dbo:Person, X) is the mayor of (dbo:City,Y?) (X dbo:mayor Y)</text:p>
          </table:table-cell>
          <table:table-cell table:style-name="Default" office:value-type="string" calcext:value-type="string">
            <text:p>SELECT ?X WHERE { Y dbo:mayor ?X.}</text:p>
          </table:table-cell>
          <table:table-cell office:value-type="string" calcext:value-type="string">
            <text:p>List the (dbo:Person, X) - of (dbo:City,Y?) </text:p>
          </table:table-cell>
          <table:table-cell office:value-type="string" calcext:value-type="string">
            <text:p>SELECT ?X WHERE { Y dbo:mayor ?X.}</text:p>
          </table:table-cell>
          <table:table-cell office:value-type="string" calcext:value-type="string">
            <text:p>the mayor of (dbo:Cit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maMat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ma Mater</text:p>
          </table:table-cell>
          <table:table-cell office:value-type="string" calcext:value-type="string">
            <text:p>Alma Mat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lmaMate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EducationalInstitution</text:p>
          </table:table-cell>
          <table:table-cell office:value-type="string" calcext:value-type="string">
            <text:p>What (dbo:EducationalInstitution, X) is the Alma Mater/Alma Maters of (dbo:Person,Y?) </text:p>
          </table:table-cell>
          <table:table-cell office:value-type="string" calcext:value-type="string">
            <text:p>SELECT ?X WHERE { Y dbo:almaMat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EducationalInstitution, X) Alma Maters of (dbo:Person,Y?) </text:p>
          </table:table-cell>
          <table:table-cell office:value-type="string" calcext:value-type="string">
            <text:p>SELECT ?X WHERE { Y dbo:almaMater ?X.}</text:p>
          </table:table-cell>
          <table:table-cell office:value-type="string" calcext:value-type="string">
            <text:p>the Alma Mater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tin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stin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stination</text:p>
          </table:table-cell>
          <table:table-cell office:value-type="string" calcext:value-type="string">
            <text:p>dbo:PublicTransitSystem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destination/destinations of (dbo:PublicTransitSystem,Y?) </text:p>
          </table:table-cell>
          <table:table-cell office:value-type="string" calcext:value-type="string">
            <text:p>SELECT ?X WHERE { Y dbo:destin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destinations of (dbo:PublicTransitSystem,Y?) </text:p>
          </table:table-cell>
          <table:table-cell office:value-type="string" calcext:value-type="string">
            <text:p>SELECT ?X WHERE { Y dbo:destination ?X.}</text:p>
          </table:table-cell>
          <table:table-cell office:value-type="string" calcext:value-type="string">
            <text:p>the destination of (dbo:PublicTransitSyste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stin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destination</text:p>
          </table:table-cell>
          <table:table-cell office:value-type="string" calcext:value-type="string">
            <text:p>dbo:Airplane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destination/destinations of (dbo:Airplane,Y?) </text:p>
          </table:table-cell>
          <table:table-cell office:value-type="string" calcext:value-type="string">
            <text:p>SELECT ?X WHERE { Y dbo:destin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destinations of (dbo:Airplane,Y?) </text:p>
          </table:table-cell>
          <table:table-cell office:value-type="string" calcext:value-type="string">
            <text:p>SELECT ?X WHERE { Y dbo:destination ?X.}</text:p>
          </table:table-cell>
          <table:table-cell office:value-type="string" calcext:value-type="string">
            <text:p>the destination of (dbo:Airplan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tribu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stributor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What (dbo:Organisation, X) is the distributor/distributors of (dbo:Film,Y?) </text:p>
          </table:table-cell>
          <table:table-cell office:value-type="string" calcext:value-type="string">
            <text:p>SELECT ?X WHERE { Y dbo:distribut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Organisation, X) distributors of (dbo:Film,Y?) </text:p>
          </table:table-cell>
          <table:table-cell office:value-type="string" calcext:value-type="string">
            <text:p>SELECT ?X WHERE { Y dbo:distributor ?X.}</text:p>
          </table:table-cell>
          <table:table-cell office:value-type="string" calcext:value-type="string">
            <text:p>the distributor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os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ross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gross/- of (dbo:Film,Y?) </text:p>
          </table:table-cell>
          <table:table-cell office:value-type="string" calcext:value-type="string">
            <text:p>SELECT ?X WHERE { Y dbo:gros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Film,Y?) </text:p>
          </table:table-cell>
          <table:table-cell office:value-type="string" calcext:value-type="string">
            <text:p>SELECT ?X WHERE { Y dbo:gross ?X.}</text:p>
          </table:table-cell>
          <table:table-cell office:value-type="string" calcext:value-type="string">
            <text:p>the gross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ductionCompan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duction company</text:p>
          </table:table-cell>
          <table:table-cell office:value-type="string" calcext:value-type="string">
            <text:p>production compan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oductionCompany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What (dbo:Company, X) is the production company/production companies of (dbo:Work,Y?) </text:p>
          </table:table-cell>
          <table:table-cell office:value-type="string" calcext:value-type="string">
            <text:p>SELECT ?X WHERE { Y dbo:productionCompan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mpany, X) production companies of (dbo:Work,Y?) </text:p>
          </table:table-cell>
          <table:table-cell office:value-type="string" calcext:value-type="string">
            <text:p>SELECT ?X WHERE { Y dbo:productionCompany ?X.}</text:p>
          </table:table-cell>
          <table:table-cell office:value-type="string" calcext:value-type="string">
            <text:p>the production company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ng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ength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length/- of (dbo:River,Y?) </text:p>
          </table:table-cell>
          <table:table-cell office:value-type="string" calcext:value-type="string">
            <text:p>SELECT ?X WHERE { Y dbo:leng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River,Y?) </text:p>
          </table:table-cell>
          <table:table-cell office:value-type="string" calcext:value-type="string">
            <text:p>SELECT ?X WHERE { Y dbo:length ?X.}</text:p>
          </table:table-cell>
          <table:table-cell office:value-type="string" calcext:value-type="string">
            <text:p>the length of (dbo:Riv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aTotal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Total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total area/- of (dbo:Place,Y?) </text:p>
          </table:table-cell>
          <table:table-cell office:value-type="string" calcext:value-type="string">
            <text:p>SELECT ?X WHERE { Y dbo:areaTota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lace,Y?) </text:p>
          </table:table-cell>
          <table:table-cell office:value-type="string" calcext:value-type="string">
            <text:p>SELECT ?X WHERE { Y dbo:areaTotal ?X.}</text:p>
          </table:table-cell>
          <table:table-cell office:value-type="string" calcext:value-type="string">
            <text:p>the total area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verningBod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overning body</text:p>
          </table:table-cell>
          <table:table-cell office:value-type="string" calcext:value-type="string">
            <text:p>governing bod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overningBody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What (dbo:Organisation, X) is the governing body/governing bodies of (dbo:Place,Y?) </text:p>
          </table:table-cell>
          <table:table-cell office:value-type="string" calcext:value-type="string">
            <text:p>SELECT ?X WHERE { Y dbo:governingBod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Organisation, X) governing bodies of (dbo:Place,Y?) </text:p>
          </table:table-cell>
          <table:table-cell office:value-type="string" calcext:value-type="string">
            <text:p>SELECT ?X WHERE { Y dbo:governingBody ?X.}</text:p>
          </table:table-cell>
          <table:table-cell office:value-type="string" calcext:value-type="string">
            <text:p>the governing body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v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levatio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elevation/- of (dbo:Place,Y?) </text:p>
          </table:table-cell>
          <table:table-cell office:value-type="string" calcext:value-type="string">
            <text:p>SELECT ?X WHERE { Y dbo:elev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lace,Y?) </text:p>
          </table:table-cell>
          <table:table-cell office:value-type="string" calcext:value-type="string">
            <text:p>SELECT ?X WHERE { Y dbo:elevation ?X.}</text:p>
          </table:table-cell>
          <table:table-cell office:value-type="string" calcext:value-type="string">
            <text:p>the elevation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ulationMetro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pulation metro</text:p>
          </table:table-cell>
          <table:table-cell office:value-type="string" calcext:value-type="string">
            <text:p>population metro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pulationMetro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population metro/population metros of (dbo:PopulatedPlace,Y?) </text:p>
          </table:table-cell>
          <table:table-cell office:value-type="string" calcext:value-type="string">
            <text:p>SELECT ?X WHERE { Y dbo:populationMetro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population metros of (dbo:PopulatedPlace,Y?) </text:p>
          </table:table-cell>
          <table:table-cell office:value-type="string" calcext:value-type="string">
            <text:p>SELECT ?X WHERE { Y dbo:populationMetro ?X.}</text:p>
          </table:table-cell>
          <table:table-cell office:value-type="string" calcext:value-type="string">
            <text:p>the population metro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aUrba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rban area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Urban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urban area/urban areas of (dbo:PopulatedPlace,Y?) </text:p>
          </table:table-cell>
          <table:table-cell office:value-type="string" calcext:value-type="string">
            <text:p>SELECT ?X WHERE { Y dbo:areaUrba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urban areas of (dbo:PopulatedPlace,Y?) </text:p>
          </table:table-cell>
          <table:table-cell office:value-type="string" calcext:value-type="string">
            <text:p>SELECT ?X WHERE { Y dbo:areaUrban ?X.}</text:p>
          </table:table-cell>
          <table:table-cell office:value-type="string" calcext:value-type="string">
            <text:p>the urban area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ulationDensi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pulationDensity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population density/- of (dbo:PopulatedPlace,Y?) </text:p>
          </table:table-cell>
          <table:table-cell office:value-type="string" calcext:value-type="string">
            <text:p>SELECT ?X WHERE { Y dbo:populationDensi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opulatedPlace,Y?) </text:p>
          </table:table-cell>
          <table:table-cell office:value-type="string" calcext:value-type="string">
            <text:p>SELECT ?X WHERE { Y dbo:populationDensity ?X.}</text:p>
          </table:table-cell>
          <table:table-cell office:value-type="string" calcext:value-type="string">
            <text:p>the population density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ulationTotalRanking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tal population rank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pulationTotalRanking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positiveInteger</text:p>
          </table:table-cell>
          <table:table-cell office:value-type="string" calcext:value-type="string">
            <text:p>What (xsd:positiveInteger, X) is the total population ranking/- of (dbo:PopulatedPlace,Y?) </text:p>
          </table:table-cell>
          <table:table-cell office:value-type="string" calcext:value-type="string">
            <text:p>SELECT ?X WHERE { Y dbo:populationTotalRanking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positiveInteger, X) - of (dbo:PopulatedPlace,Y?) </text:p>
          </table:table-cell>
          <table:table-cell office:value-type="string" calcext:value-type="string">
            <text:p>SELECT ?X WHERE { Y dbo:populationTotalRanking ?X.}</text:p>
          </table:table-cell>
          <table:table-cell office:value-type="string" calcext:value-type="string">
            <text:p>the total population ranking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Recording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nd recording</text:p>
          </table:table-cell>
          <table:table-cell office:value-type="string" calcext:value-type="string">
            <text:p>sound recording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oundRecording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Sound</text:p>
          </table:table-cell>
          <table:table-cell office:value-type="string" calcext:value-type="string">
            <text:p>What (dbo:Sound, X) is the sound recording/sound recordings of (dbo:Work,Y?) </text:p>
          </table:table-cell>
          <table:table-cell office:value-type="string" calcext:value-type="string">
            <text:p>SELECT ?X WHERE { Y dbo:soundRecording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Sound, X) sound recordings of (dbo:Work,Y?) </text:p>
          </table:table-cell>
          <table:table-cell office:value-type="string" calcext:value-type="string">
            <text:p>SELECT ?X WHERE { Y dbo:soundRecording ?X.}</text:p>
          </table:table-cell>
          <table:table-cell office:value-type="string" calcext:value-type="string">
            <text:p>the sound recording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iginalNa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riginal 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riginalName 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http://www.w3.org/2001/XMLSchema#string</text:p>
          </table:table-cell>
          <table:table-cell office:value-type="string" calcext:value-type="string">
            <text:p>What (http://www.w3.org/2001/XMLSchema#string, X) is the original name/- of (dbo:Person,Y?) </text:p>
          </table:table-cell>
          <table:table-cell office:value-type="string" calcext:value-type="string">
            <text:p>SELECT ?X WHERE { Y dbo:originalName <text:s/>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http://www.w3.org/2001/XMLSchema#string, X) - of (dbo:Person,Y?) </text:p>
          </table:table-cell>
          <table:table-cell office:value-type="string" calcext:value-type="string">
            <text:p>SELECT ?X WHERE { Y dbo:originalName <text:s/>?X.}</text:p>
          </table:table-cell>
          <table:table-cell office:value-type="string" calcext:value-type="string">
            <text:p>the original nam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quar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qua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eadquarter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headquarter/- of (dbo:Organisation,Y?) </text:p>
          </table:table-cell>
          <table:table-cell office:value-type="string" calcext:value-type="string">
            <text:p>SELECT ?X WHERE { Y dbo:headquart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- of (dbo:Organisation,Y?) </text:p>
          </table:table-cell>
          <table:table-cell office:value-type="string" calcext:value-type="string">
            <text:p>SELECT ?X WHERE { Y dbo:headquarter ?X.}</text:p>
          </table:table-cell>
          <table:table-cell office:value-type="string" calcext:value-type="string">
            <text:p>the headquarter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Inco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t Income</text:p>
          </table:table-cell>
          <table:table-cell office:value-type="string" calcext:value-type="string">
            <text:p>net incom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etIncome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net Income/net incomes of (dbo:Company,Y?) </text:p>
          </table:table-cell>
          <table:table-cell office:value-type="string" calcext:value-type="string">
            <text:p>SELECT ?X WHERE { Y dbo:netInco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net incomes of (dbo:Company,Y?) </text:p>
          </table:table-cell>
          <table:table-cell office:value-type="string" calcext:value-type="string">
            <text:p>SELECT ?X WHERE { Y dbo:netIncome ?X.}</text:p>
          </table:table-cell>
          <table:table-cell office:value-type="string" calcext:value-type="string">
            <text:p>the net Income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izenship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citizenship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itizenship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What (dbo:Location, X) is the citizenship/citizenships of (dbo:Person,Y?) </text:p>
          </table:table-cell>
          <table:table-cell office:value-type="string" calcext:value-type="string">
            <text:p>SELECT ?X WHERE { Y dbo:citizenship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Location, X) citizenships of (dbo:Person,Y?) </text:p>
          </table:table-cell>
          <table:table-cell office:value-type="string" calcext:value-type="string">
            <text:p>SELECT ?X WHERE { Y dbo:citizenship ?X.}</text:p>
          </table:table-cell>
          <table:table-cell office:value-type="string" calcext:value-type="string">
            <text:p>the citizenship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thCaus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ath cause</text:p>
          </table:table-cell>
          <table:table-cell office:value-type="string" calcext:value-type="string">
            <text:p>death caus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Caus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disease</text:p>
          </table:table-cell>
          <table:table-cell office:value-type="string" calcext:value-type="string">
            <text:p>What (dbo:disease, X) is the death cause/death causes of (dbo:Person,Y?) </text:p>
          </table:table-cell>
          <table:table-cell office:value-type="string" calcext:value-type="string">
            <text:p>SELECT ?X WHERE { Y dbo:deathCaus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disease, X) death causes of (dbo:Person,Y?) </text:p>
          </table:table-cell>
          <table:table-cell office:value-type="string" calcext:value-type="string">
            <text:p>SELECT ?X WHERE { Y dbo:deathCause ?X.}</text:p>
          </table:table-cell>
          <table:table-cell office:value-type="string" calcext:value-type="string">
            <text:p>the death caus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gnatur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ignatur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signature/- of (dbo:Person,Y?) </text:p>
          </table:table-cell>
          <table:table-cell office:value-type="string" calcext:value-type="string">
            <text:p>SELECT ?X WHERE { Y dbo:signatur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signature ?X.}</text:p>
          </table:table-cell>
          <table:table-cell office:value-type="string" calcext:value-type="string">
            <text:p>the signatur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ess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profess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ofessio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ersonFunction</text:p>
          </table:table-cell>
          <table:table-cell office:value-type="string" calcext:value-type="string">
            <text:p>What (dbo:PersonFunction, X) is the profession/professions of (dbo:Person,Y?) </text:p>
          </table:table-cell>
          <table:table-cell office:value-type="string" calcext:value-type="string">
            <text:p>SELECT ?X WHERE { Y dbo:profess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ersonFunction, X) professions of (dbo:Person,Y?) </text:p>
          </table:table-cell>
          <table:table-cell office:value-type="string" calcext:value-type="string">
            <text:p>SELECT ?X WHERE { Y dbo:profession ?X.}</text:p>
          </table:table-cell>
          <table:table-cell office:value-type="string" calcext:value-type="string">
            <text:p>the profession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ordLabel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cord label</text:p>
          </table:table-cell>
          <table:table-cell office:value-type="string" calcext:value-type="string">
            <text:p>record label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cordLabel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RecordLabel</text:p>
          </table:table-cell>
          <table:table-cell office:value-type="string" calcext:value-type="string">
            <text:p>What (dbo:RecordLabel, X) is the record label/record labels of (dbo:Work,Y?) </text:p>
          </table:table-cell>
          <table:table-cell office:value-type="string" calcext:value-type="string">
            <text:p>SELECT ?X WHERE { Y dbo:recordLabe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RecordLabel, X) record labels of (dbo:Work,Y?) </text:p>
          </table:table-cell>
          <table:table-cell office:value-type="string" calcext:value-type="string">
            <text:p>SELECT ?X WHERE { Y dbo:recordLabel ?X.}</text:p>
          </table:table-cell>
          <table:table-cell office:value-type="string" calcext:value-type="string">
            <text:p>the record label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viousWork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vious work</text:p>
          </table:table-cell>
          <table:table-cell office:value-type="string" calcext:value-type="string">
            <text:p>previous work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eviousWork</text:p>
          </table:table-cell>
          <table:table-cell table:number-columns-repeated="2" office:value-type="string" calcext:value-type="string">
            <text:p>dbo:Work</text:p>
          </table:table-cell>
          <table:table-cell office:value-type="string" calcext:value-type="string">
            <text:p>What (dbo:Work, X) is the previous work/previous works of (dbo:Work,Y?) </text:p>
          </table:table-cell>
          <table:table-cell office:value-type="string" calcext:value-type="string">
            <text:p>SELECT ?X WHERE { Y dbo:previousWork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previous works of (dbo:Work,Y?) </text:p>
          </table:table-cell>
          <table:table-cell office:value-type="string" calcext:value-type="string">
            <text:p>SELECT ?X WHERE { Y dbo:previousWork ?X.}</text:p>
          </table:table-cell>
          <table:table-cell office:value-type="string" calcext:value-type="string">
            <text:p>the previous work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sequentWork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sequent w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ubsequentWork</text:p>
          </table:table-cell>
          <table:table-cell table:number-columns-repeated="2" office:value-type="string" calcext:value-type="string">
            <text:p>dbo:Work</text:p>
          </table:table-cell>
          <table:table-cell office:value-type="string" calcext:value-type="string">
            <text:p>What (dbo:Work, X) is the subsequent work/- of (dbo:Work,Y?) </text:p>
          </table:table-cell>
          <table:table-cell office:value-type="string" calcext:value-type="string">
            <text:p>SELECT ?X WHERE { Y dbo:subsequentWork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- of (dbo:Work,Y?) </text:p>
          </table:table-cell>
          <table:table-cell office:value-type="string" calcext:value-type="string">
            <text:p>SELECT ?X WHERE { Y dbo:subsequentWork ?X.}</text:p>
          </table:table-cell>
          <table:table-cell office:value-type="string" calcext:value-type="string">
            <text:p>the subsequent work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solution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solution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ssolutionDate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dissolution date/- of (dbo:PopulatedPlace,Y?) </text:p>
          </table:table-cell>
          <table:table-cell office:value-type="string" calcext:value-type="string">
            <text:p>SELECT ?X WHERE { Y dbo:Dissolution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opulatedPlace,Y?) </text:p>
          </table:table-cell>
          <table:table-cell office:value-type="string" calcext:value-type="string">
            <text:p>SELECT ?X WHERE { Y dbo:DissolutionDate ?X.}</text:p>
          </table:table-cell>
          <table:table-cell office:value-type="string" calcext:value-type="string">
            <text:p>the dissolution date of (dbo:Populated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f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iv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pouse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spouse ?X.}</text:p>
          </table:table-cell>
          <table:table-cell table:style-name="Default" office:value-type="string" calcext:value-type="string">
            <text:p>Which person,Who (dbo:Person, X) is,was the wife of (dbo:Person,Y?) (X dbo:spouse Y)</text:p>
          </table:table-cell>
          <table:table-cell table:style-name="Default" office:value-type="string" calcext:value-type="string">
            <text:p>SELECT ?X WHERE { Y dbo:spouse ?X.}</text:p>
          </table:table-cell>
          <table:table-cell office:value-type="string" calcext:value-type="string">
            <text:p>List the (dbo:Person, X) wives of (dbo:Person,Y?) </text:p>
          </table:table-cell>
          <table:table-cell office:value-type="string" calcext:value-type="string">
            <text:p>SELECT ?X WHERE { Y dbo:spouse ?X.}</text:p>
          </table:table-cell>
          <table:table-cell office:value-type="string" calcext:value-type="string">
            <text:p>the wif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duc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produc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oducer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producer ?X.}</text:p>
          </table:table-cell>
          <table:table-cell table:style-name="Default" office:value-type="string" calcext:value-type="string">
            <text:p>Which person,Who (dbo:Person, X) is,was the producer of (dbo:Film,Y?) (X dbo:producer Y)</text:p>
          </table:table-cell>
          <table:table-cell table:style-name="Default" office:value-type="string" calcext:value-type="string">
            <text:p>SELECT ?X WHERE { Y dbo:producer ?X.}</text:p>
          </table:table-cell>
          <table:table-cell office:value-type="string" calcext:value-type="string">
            <text:p>List the (dbo:Person, X) producers of (dbo:Film,Y?) </text:p>
          </table:table-cell>
          <table:table-cell office:value-type="string" calcext:value-type="string">
            <text:p>SELECT ?X WHERE { Y dbo:producer ?X.}</text:p>
          </table:table-cell>
          <table:table-cell office:value-type="string" calcext:value-type="string">
            <text:p>the producer of (dbo:Film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rra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narra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arrato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narrator ?X.}</text:p>
          </table:table-cell>
          <table:table-cell table:style-name="Default" office:value-type="string" calcext:value-type="string">
            <text:p>Which person,Who (dbo:Person, X) is,was the narrator of (dbo:Work,Y?) (X dbo:narrator Y)</text:p>
          </table:table-cell>
          <table:table-cell table:style-name="Default" office:value-type="string" calcext:value-type="string">
            <text:p>SELECT ?X WHERE { Y dbo:narrator ?X.}</text:p>
          </table:table-cell>
          <table:table-cell office:value-type="string" calcext:value-type="string">
            <text:p>List the (dbo:Person, X) narrators of (dbo:Work,Y?) </text:p>
          </table:table-cell>
          <table:table-cell office:value-type="string" calcext:value-type="string">
            <text:p>SELECT ?X WHERE { Y dbo:narrator ?X.}</text:p>
          </table:table-cell>
          <table:table-cell office:value-type="string" calcext:value-type="string">
            <text:p>the narrato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rtray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rtrayer</text:p>
          </table:table-cell>
          <table:table-cell office:value-type="string" calcext:value-type="string">
            <text:p>portray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rtrayer</text:p>
          </table:table-cell>
          <table:table-cell office:value-type="string" calcext:value-type="string">
            <text:p>dbo:FictionalCharacte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portrayer ?X.}</text:p>
          </table:table-cell>
          <table:table-cell table:style-name="Default" office:value-type="string" calcext:value-type="string">
            <text:p>Which person,Who (dbo:Person, X) is,was the portrayer of (dbo:FictionalCharacter,Y?) (X dbo:portrayer Y)</text:p>
          </table:table-cell>
          <table:table-cell table:style-name="Default" office:value-type="string" calcext:value-type="string">
            <text:p>SELECT ?X WHERE { Y dbo:portrayer ?X.}</text:p>
          </table:table-cell>
          <table:table-cell office:value-type="string" calcext:value-type="string">
            <text:p>List the (dbo:Person, X) portrayers of (dbo:FictionalCharacter,Y?) </text:p>
          </table:table-cell>
          <table:table-cell office:value-type="string" calcext:value-type="string">
            <text:p>SELECT ?X WHERE { Y dbo:portrayer ?X.}</text:p>
          </table:table-cell>
          <table:table-cell office:value-type="string" calcext:value-type="string">
            <text:p>the portrayer of (dbo:FictionalCharact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eOfOrigi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tateOfOrigi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What (dbo:Country, X) is the origin/- of (dbo:Person,Y?) </text:p>
          </table:table-cell>
          <table:table-cell office:value-type="string" calcext:value-type="string">
            <text:p>SELECT ?X WHERE { Y dbo:stateOfOrigi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untry, X) - of (dbo:Person,Y?) </text:p>
          </table:table-cell>
          <table:table-cell office:value-type="string" calcext:value-type="string">
            <text:p>SELECT ?X WHERE { Y dbo:stateOfOrigin ?X.}</text:p>
          </table:table-cell>
          <table:table-cell office:value-type="string" calcext:value-type="string">
            <text:p>the origin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stKnownWork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st known w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knownFo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most known work/- of (dbo:Person,Y?) </text:p>
          </table:table-cell>
          <table:table-cell office:value-type="string" calcext:value-type="string">
            <text:p>SELECT ?X WHERE { Y dbo:knownF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- of (dbo:Person,Y?) </text:p>
          </table:table-cell>
          <table:table-cell office:value-type="string" calcext:value-type="string">
            <text:p>SELECT ?X WHERE { Y dbo:knownFor ?X.}</text:p>
          </table:table-cell>
          <table:table-cell office:value-type="string" calcext:value-type="string">
            <text:p>the most known work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uc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ducatio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education/- of (dbo:Person,Y?) </text:p>
          </table:table-cell>
          <table:table-cell office:value-type="string" calcext:value-type="string">
            <text:p>SELECT ?X WHERE { Y dbo:edu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education ?X.}</text:p>
          </table:table-cell>
          <table:table-cell office:value-type="string" calcext:value-type="string">
            <text:p>the education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ntimeSecond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ntime in seco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untime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runtime in seconds/- of (dbo:Work,Y?) </text:p>
          </table:table-cell>
          <table:table-cell office:value-type="string" calcext:value-type="string">
            <text:p>SELECT ?X WHERE { Y dbo:runti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Work,Y?) </text:p>
          </table:table-cell>
          <table:table-cell office:value-type="string" calcext:value-type="string">
            <text:p>SELECT ?X WHERE { Y dbo:runtime ?X.}</text:p>
          </table:table-cell>
          <table:table-cell office:value-type="string" calcext:value-type="string">
            <text:p>the runtime in seconds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rit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write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writer/- of (dbo:Work,Y?) </text:p>
          </table:table-cell>
          <table:table-cell office:value-type="string" calcext:value-type="string">
            <text:p>SELECT ?X WHERE { Y dbo:writer ?X.}</text:p>
          </table:table-cell>
          <table:table-cell table:style-name="Default" office:value-type="string" calcext:value-type="string">
            <text:p>Which person,Who (dbo:Person, X) is,was the writer of (dbo:Work,Y?) (X dbo:writer Y)</text:p>
          </table:table-cell>
          <table:table-cell table:style-name="Default" office:value-type="string" calcext:value-type="string">
            <text:p>SELECT ?X WHERE { Y dbo:writer ?X.}</text:p>
          </table:table-cell>
          <table:table-cell office:value-type="string" calcext:value-type="string">
            <text:p>List the (dbo:Person, X) - of (dbo:Work,Y?) </text:p>
          </table:table-cell>
          <table:table-cell office:value-type="string" calcext:value-type="string">
            <text:p>SELECT ?X WHERE { Y dbo:writer ?X.}</text:p>
          </table:table-cell>
          <table:table-cell office:value-type="string" calcext:value-type="string">
            <text:p>the writer of (dbo:Work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decessor</text:p>
          </table:table-cell>
          <table:table-cell office:value-type="string" calcext:value-type="string">
            <text:p>predecess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predecessor</text:p>
          </table:table-cell>
          <table:table-cell table:number-columns-repeated="2" office:value-type="string" calcext:value-type="string">
            <text:p>dbo:Company</text:p>
          </table:table-cell>
          <table:table-cell office:value-type="string" calcext:value-type="string">
            <text:p>What (dbo:Company, X) is the predecessor/predecessors of (dbo:Company,Y?) </text:p>
          </table:table-cell>
          <table:table-cell office:value-type="string" calcext:value-type="string">
            <text:p>SELECT ?X WHERE { Y dbo:predecess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mpany, X) predecessors of (dbo:Company,Y?) </text:p>
          </table:table-cell>
          <table:table-cell office:value-type="string" calcext:value-type="string">
            <text:p>SELECT ?X WHERE { Y dbo:predecessor ?X.}</text:p>
          </table:table-cell>
          <table:table-cell office:value-type="string" calcext:value-type="string">
            <text:p>the predecessor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nding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ing dat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undingDat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founding date /- of (dbo:Organisation,Y?) </text:p>
          </table:table-cell>
          <table:table-cell office:value-type="string" calcext:value-type="string">
            <text:p>SELECT ?X WHERE { Y dbo:founding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Organisation,Y?) </text:p>
          </table:table-cell>
          <table:table-cell office:value-type="string" calcext:value-type="string">
            <text:p>SELECT ?X WHERE { Y dbo:foundingDate ?X.}</text:p>
          </table:table-cell>
          <table:table-cell office:value-type="string" calcext:value-type="string">
            <text:p>the founding date <text:s/>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t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ssets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assets/- of (dbo:Company,Y?) </text:p>
          </table:table-cell>
          <table:table-cell office:value-type="string" calcext:value-type="string">
            <text:p>SELECT ?X WHERE { Y dbo:asset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mpany,Y?) </text:p>
          </table:table-cell>
          <table:table-cell office:value-type="string" calcext:value-type="string">
            <text:p>SELECT ?X WHERE { Y dbo:assets ?X.}</text:p>
          </table:table-cell>
          <table:table-cell office:value-type="string" calcext:value-type="string">
            <text:p>the assets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OfEmploye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employe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 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Employees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number of employees/- of <text:s/>(dbo:Organisation,Y?) </text:p>
          </table:table-cell>
          <table:table-cell office:value-type="string" calcext:value-type="string">
            <text:p>SELECT ?X WHERE { Y dbo:numberOfEmployee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<text:s/>(dbo:Organisation,Y?) </text:p>
          </table:table-cell>
          <table:table-cell office:value-type="string" calcext:value-type="string">
            <text:p>SELECT ?X WHERE { Y dbo:numberOfEmployees ?X.}</text:p>
          </table:table-cell>
          <table:table-cell office:value-type="string" calcext:value-type="string">
            <text:p>the number of employees of <text:s/>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ratingInco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erating inco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peratingIncome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operating income/- of (dbo:Company,Y?) </text:p>
          </table:table-cell>
          <table:table-cell office:value-type="string" calcext:value-type="string">
            <text:p>SELECT ?X WHERE { Y dbo:operatingInco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mpany,Y?) </text:p>
          </table:table-cell>
          <table:table-cell office:value-type="string" calcext:value-type="string">
            <text:p>SELECT ?X WHERE { Y dbo:operatingIncome ?X.}</text:p>
          </table:table-cell>
          <table:table-cell office:value-type="string" calcext:value-type="string">
            <text:p>the operating income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a-in-mÂ²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ea in mÂ²</text:p>
          </table:table-cell>
          <table:table-cell office:value-type="string" calcext:value-type="string">
            <text:p>areas in mÂ²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area in mÂ²/areas in mÂ² of (dbo:Place,Y?) </text:p>
          </table:table-cell>
          <table:table-cell office:value-type="string" calcext:value-type="string">
            <text:p>SELECT ?X WHERE { Y dbo:area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areas in mÂ² of (dbo:Place,Y?) </text:p>
          </table:table-cell>
          <table:table-cell office:value-type="string" calcext:value-type="string">
            <text:p>SELECT ?X WHERE { Y dbo:area ?X.}</text:p>
          </table:table-cell>
          <table:table-cell office:value-type="string" calcext:value-type="string">
            <text:p>the area in mÂ²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rrenc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urrency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urrency</text:p>
          </table:table-cell>
          <table:table-cell office:value-type="string" calcext:value-type="string">
            <text:p>What (dbo:Currency, X) is the currency/- of (dbo:Country,Y?) </text:p>
          </table:table-cell>
          <table:table-cell office:value-type="string" calcext:value-type="string">
            <text:p>SELECT ?X WHERE { Y dbo:currenc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urrency, X) - of (dbo:Country,Y?) </text:p>
          </table:table-cell>
          <table:table-cell office:value-type="string" calcext:value-type="string">
            <text:p>SELECT ?X WHERE { Y dbo:currency ?X.}</text:p>
          </table:table-cell>
          <table:table-cell office:value-type="string" calcext:value-type="string">
            <text:p>the currency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nding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ing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undingYear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founding year/- of (dbo:Country,Y?) </text:p>
          </table:table-cell>
          <table:table-cell office:value-type="string" calcext:value-type="string">
            <text:p>SELECT ?X WHERE { Y dbo:founding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Country,Y?) </text:p>
          </table:table-cell>
          <table:table-cell office:value-type="string" calcext:value-type="string">
            <text:p>SELECT ?X WHERE { Y dbo:foundingYear ?X.}</text:p>
          </table:table-cell>
          <table:table-cell office:value-type="string" calcext:value-type="string">
            <text:p>the founding year of (dbo:Countr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th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ath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Dat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death date/- of (dbo:Person,Y?) </text:p>
          </table:table-cell>
          <table:table-cell office:value-type="string" calcext:value-type="string">
            <text:p>SELECT ?X WHERE { Y dbo:death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erson,Y?) </text:p>
          </table:table-cell>
          <table:table-cell office:value-type="string" calcext:value-type="string">
            <text:p>SELECT ?X WHERE { Y dbo:deathDate ?X.}</text:p>
          </table:table-cell>
          <table:table-cell office:value-type="string" calcext:value-type="string">
            <text:p>the death date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dowmen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dowm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ndowment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endowment/- of (dbo:Organisation,Y?) </text:p>
          </table:table-cell>
          <table:table-cell office:value-type="string" calcext:value-type="string">
            <text:p>SELECT ?X WHERE { Y dbo:endowmen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Organisation,Y?) </text:p>
          </table:table-cell>
          <table:table-cell office:value-type="string" calcext:value-type="string">
            <text:p>SELECT ?X WHERE { Y dbo:endowment ?X.}</text:p>
          </table:table-cell>
          <table:table-cell office:value-type="string" calcext:value-type="string">
            <text:p>the endowment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ea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area/- of (dbo:Organisation,Y?) </text:p>
          </table:table-cell>
          <table:table-cell office:value-type="string" calcext:value-type="string">
            <text:p>SELECT ?X WHERE { Y dbo:area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Organisation,Y?) </text:p>
          </table:table-cell>
          <table:table-cell office:value-type="string" calcext:value-type="string">
            <text:p>SELECT ?X WHERE { Y dbo:area ?X.}</text:p>
          </table:table-cell>
          <table:table-cell office:value-type="string" calcext:value-type="string">
            <text:p>the area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wor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twor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etworth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networth/- of (dbo:Person,Y?) </text:p>
          </table:table-cell>
          <table:table-cell office:value-type="string" calcext:value-type="string">
            <text:p>SELECT ?X WHERE { Y dbo:networ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erson,Y?) </text:p>
          </table:table-cell>
          <table:table-cell office:value-type="string" calcext:value-type="string">
            <text:p>SELECT ?X WHERE { Y dbo:networth ?X.}</text:p>
          </table:table-cell>
          <table:table-cell office:value-type="string" calcext:value-type="string">
            <text:p>the networth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en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arent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parent/parents of (dbo:Person,Y?) </text:p>
          </table:table-cell>
          <table:table-cell office:value-type="string" calcext:value-type="string">
            <text:p>SELECT ?X WHERE { Y dbo:parent ?X.}</text:p>
          </table:table-cell>
          <table:table-cell table:style-name="Default" office:value-type="string" calcext:value-type="string">
            <text:p>Which person,Who (dbo:Person, X) is,was the parent of (dbo:Person,Y?) (X dbo:parent Y)</text:p>
          </table:table-cell>
          <table:table-cell table:style-name="Default" office:value-type="string" calcext:value-type="string">
            <text:p>SELECT ?X WHERE { Y dbo:parent ?X.}</text:p>
          </table:table-cell>
          <table:table-cell office:value-type="string" calcext:value-type="string">
            <text:p>List the (dbo:Person, X) parents of (dbo:Person,Y?) </text:p>
          </table:table-cell>
          <table:table-cell office:value-type="string" calcext:value-type="string">
            <text:p>SELECT ?X WHERE { Y dbo:parent ?X.}</text:p>
          </table:table-cell>
          <table:table-cell office:value-type="string" calcext:value-type="string">
            <text:p>the parent of (dbo:Pers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erageDep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verageDepth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average depth/- of (dbo:Place,Y?) </text:p>
          </table:table-cell>
          <table:table-cell office:value-type="string" calcext:value-type="string">
            <text:p>SELECT ?X WHERE { Y dbo:averageDep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lace,Y?) </text:p>
          </table:table-cell>
          <table:table-cell office:value-type="string" calcext:value-type="string">
            <text:p>SELECT ?X WHERE { Y dbo:averageDepth ?X.}</text:p>
          </table:table-cell>
          <table:table-cell office:value-type="string" calcext:value-type="string">
            <text:p>the average depth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ximumDep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ximum dep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aximumDepth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maximum depth/- of (dbo:Place,Y?) </text:p>
          </table:table-cell>
          <table:table-cell office:value-type="string" calcext:value-type="string">
            <text:p>SELECT ?X WHERE { Y dbo:maximumDep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lace,Y?) </text:p>
          </table:table-cell>
          <table:table-cell office:value-type="string" calcext:value-type="string">
            <text:p>SELECT ?X WHERE { Y dbo:maximumDepth ?X.}</text:p>
          </table:table-cell>
          <table:table-cell office:value-type="string" calcext:value-type="string">
            <text:p>the maximum depth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reLeng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re leng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horeLength</text:p>
          </table:table-cell>
          <table:table-cell office:value-type="string" calcext:value-type="string">
            <text:p>dbo:BodyOfWat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shore length/- of (dbo:BodyOfWater,Y?) </text:p>
          </table:table-cell>
          <table:table-cell office:value-type="string" calcext:value-type="string">
            <text:p>SELECT ?X WHERE { Y dbo:shoreLeng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BodyOfWater,Y?) </text:p>
          </table:table-cell>
          <table:table-cell office:value-type="string" calcext:value-type="string">
            <text:p>SELECT ?X WHERE { Y dbo:shoreLength ?X.}</text:p>
          </table:table-cell>
          <table:table-cell office:value-type="string" calcext:value-type="string">
            <text:p>the shore length of (dbo:BodyOfWat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olu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volume</text:p>
          </table:table-cell>
          <table:table-cell office:value-type="string" calcext:value-type="string">
            <text:p>dbo:BodyOfWat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volume/- of (dbo:BodyOfWater,Y?) </text:p>
          </table:table-cell>
          <table:table-cell office:value-type="string" calcext:value-type="string">
            <text:p>SELECT ?X WHERE { Y dbo:volu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BodyOfWater,Y?) </text:p>
          </table:table-cell>
          <table:table-cell office:value-type="string" calcext:value-type="string">
            <text:p>SELECT ?X WHERE { Y dbo:volume ?X.}</text:p>
          </table:table-cell>
          <table:table-cell office:value-type="string" calcext:value-type="string">
            <text:p>the volume of (dbo:BodyOfWat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d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width</text:p>
          </table:table-cell>
          <table:table-cell office:value-type="string" calcext:value-type="string">
            <text:p>dbo:BodyOfWat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width/- of (dbo:BodyOfWater,Y?) </text:p>
          </table:table-cell>
          <table:table-cell office:value-type="string" calcext:value-type="string">
            <text:p>SELECT ?X WHERE { Y dbo:wid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BodyOfWater,Y?) </text:p>
          </table:table-cell>
          <table:table-cell office:value-type="string" calcext:value-type="string">
            <text:p>SELECT ?X WHERE { Y dbo:width ?X.}</text:p>
          </table:table-cell>
          <table:table-cell office:value-type="string" calcext:value-type="string">
            <text:p>the width of (dbo:BodyOfWater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Area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reaTotal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total area/- of (dbo:Place,Y?) </text:p>
          </table:table-cell>
          <table:table-cell office:value-type="string" calcext:value-type="string">
            <text:p>SELECT ?X WHERE { Y dbo:areaTota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Place,Y?) </text:p>
          </table:table-cell>
          <table:table-cell office:value-type="string" calcext:value-type="string">
            <text:p>SELECT ?X WHERE { Y dbo:areaTotal ?X.}</text:p>
          </table:table-cell>
          <table:table-cell office:value-type="string" calcext:value-type="string">
            <text:p>the total area of (dbo:Place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entCompan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ent company</text:p>
          </table:table-cell>
          <table:table-cell office:value-type="string" calcext:value-type="string">
            <text:p>parent compan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arentCompany</text:p>
          </table:table-cell>
          <table:table-cell table:number-columns-repeated="2" office:value-type="string" calcext:value-type="string">
            <text:p>dbo:Company</text:p>
          </table:table-cell>
          <table:table-cell office:value-type="string" calcext:value-type="string">
            <text:p>What (dbo:Company, X) is the parent company/parent companies of (dbo:Company,Y?) </text:p>
          </table:table-cell>
          <table:table-cell office:value-type="string" calcext:value-type="string">
            <text:p>SELECT ?X WHERE { Y dbo:parentCompan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mpany, X) parent companies of (dbo:Company,Y?) </text:p>
          </table:table-cell>
          <table:table-cell office:value-type="string" calcext:value-type="string">
            <text:p>SELECT ?X WHERE { Y dbo:parentCompany ?X.}</text:p>
          </table:table-cell>
          <table:table-cell office:value-type="string" calcext:value-type="string">
            <text:p>the parent company of (dbo:Company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c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ervic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ersonFunction</text:p>
          </table:table-cell>
          <table:table-cell office:value-type="string" calcext:value-type="string">
            <text:p>What (dbo:PersonFunction, X) is the service/services of (dbo:Organisation,Y?) </text:p>
          </table:table-cell>
          <table:table-cell office:value-type="string" calcext:value-type="string">
            <text:p>SELECT ?X WHERE { Y dbo:servi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ersonFunction, X) services of (dbo:Organisation,Y?) </text:p>
          </table:table-cell>
          <table:table-cell office:value-type="string" calcext:value-type="string">
            <text:p>SELECT ?X WHERE { Y dbo:service ?X.}</text:p>
          </table:table-cell>
          <table:table-cell office:value-type="string" calcext:value-type="string">
            <text:p>the service of (dbo:Organisation,Y) 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vi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movie/movies of (dbo:Person,Y?) </text:p>
          </table:table-cell>
          <table:table-cell office:value-type="string" calcext:value-type="string">
            <text:p>SELECT ?X WHERE { Y dbo:Pers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movies of (dbo:Person,Y?) </text:p>
          </table:table-cell>
          <table:table-cell office:value-type="string" calcext:value-type="string">
            <text:p>SELECT ?X WHERE { Y dbo:Person ?X.}</text:p>
          </table:table-cell>
          <table:table-cell office:value-type="string" calcext:value-type="string">
            <text:p>the movie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timeMinute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ntime in minut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Work/runtime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http://dbpedia.org/datatype/minute</text:p>
          </table:table-cell>
          <table:table-cell office:value-type="string" calcext:value-type="string">
            <text:p>What (http://dbpedia.org/datatype/minute, X) is the runtime in minutes/- of (dbo:Work,Y?) </text:p>
          </table:table-cell>
          <table:table-cell office:value-type="string" calcext:value-type="string">
            <text:p>SELECT ?X WHERE { Y dbo:Work/runti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http://dbpedia.org/datatype/minute, X) - of (dbo:Work,Y?) </text:p>
          </table:table-cell>
          <table:table-cell office:value-type="string" calcext:value-type="string">
            <text:p>SELECT ?X WHERE { Y dbo:Work/runtime ?X.}</text:p>
          </table:table-cell>
          <table:table-cell office:value-type="string" calcext:value-type="string">
            <text:p>the runtime in minutes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ard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ward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award</text:p>
          </table:table-cell>
          <table:table-cell office:value-type="string" calcext:value-type="string">
            <text:p>What (dbo:award, X) is the award/- of (dbo:Work,Y?) </text:p>
          </table:table-cell>
          <table:table-cell office:value-type="string" calcext:value-type="string">
            <text:p>SELECT ?X WHERE { Y dbo:awar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ward, X) - of (dbo:Work,Y?) </text:p>
          </table:table-cell>
          <table:table-cell office:value-type="string" calcext:value-type="string">
            <text:p>SELECT ?X WHERE { Y dbo:award ?X.}</text:p>
          </table:table-cell>
          <table:table-cell office:value-type="string" calcext:value-type="string">
            <text:p>the award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producer</text:p>
          </table:table-cell>
          <table:table-cell office:value-type="string" calcext:value-type="string">
            <text:p>dbo:Song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producer/- of (dbo:Song,Y?) </text:p>
          </table:table-cell>
          <table:table-cell office:value-type="string" calcext:value-type="string">
            <text:p>SELECT ?X WHERE { Y dbo:producer ?X.}</text:p>
          </table:table-cell>
          <table:table-cell table:style-name="Default" office:value-type="string" calcext:value-type="string">
            <text:p>Which person,Who (dbo:Person, X) is,was the producer of (dbo:Song,Y?) (X dbo:producer Y)</text:p>
          </table:table-cell>
          <table:table-cell table:style-name="Default" office:value-type="string" calcext:value-type="string">
            <text:p>SELECT ?X WHERE { Y dbo:producer ?X.}</text:p>
          </table:table-cell>
          <table:table-cell office:value-type="string" calcext:value-type="string">
            <text:p>List the (dbo:Person, X) - of (dbo:Song,Y?) </text:p>
          </table:table-cell>
          <table:table-cell office:value-type="string" calcext:value-type="string">
            <text:p>SELECT ?X WHERE { Y dbo:producer ?X.}</text:p>
          </table:table-cell>
          <table:table-cell office:value-type="string" calcext:value-type="string">
            <text:p>the producer of (dbo:Song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id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-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sSde</text:p>
          </table:table-cell>
          <table:table-cell office:value-type="string" calcext:value-type="string">
            <text:p>dbo:Song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B-side/- of (dbo:Song,Y?) </text:p>
          </table:table-cell>
          <table:table-cell office:value-type="string" calcext:value-type="string">
            <text:p>SELECT ?X WHERE { Y dbo:bsS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Song,Y?) </text:p>
          </table:table-cell>
          <table:table-cell office:value-type="string" calcext:value-type="string">
            <text:p>SELECT ?X WHERE { Y dbo:bsSde ?X.}</text:p>
          </table:table-cell>
          <table:table-cell office:value-type="string" calcext:value-type="string">
            <text:p>the B-side of (dbo:Song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Typ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ease ty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type</text:p>
          </table:table-cell>
          <table:table-cell office:value-type="string" calcext:value-type="string">
            <text:p>dbo:Song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realease type/- of (dbo:Song,Y?) </text:p>
          </table:table-cell>
          <table:table-cell office:value-type="string" calcext:value-type="string">
            <text:p>SELECT ?X WHERE { Y dbo:typ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Song,Y?) </text:p>
          </table:table-cell>
          <table:table-cell office:value-type="string" calcext:value-type="string">
            <text:p>SELECT ?X WHERE { Y dbo:type ?X.}</text:p>
          </table:table-cell>
          <table:table-cell office:value-type="string" calcext:value-type="string">
            <text:p>the realease type of (dbo:Song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d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-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Side</text:p>
          </table:table-cell>
          <table:table-cell office:value-type="string" calcext:value-type="string">
            <text:p>dbo:Song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A-side/- of (dbo:Song,Y?) </text:p>
          </table:table-cell>
          <table:table-cell office:value-type="string" calcext:value-type="string">
            <text:p>SELECT ?X WHERE { Y dbo:aSi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Song,Y?) </text:p>
          </table:table-cell>
          <table:table-cell office:value-type="string" calcext:value-type="string">
            <text:p>SELECT ?X WHERE { Y dbo:aSide ?X.}</text:p>
          </table:table-cell>
          <table:table-cell office:value-type="string" calcext:value-type="string">
            <text:p>the A-side of (dbo:Song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eraryGenr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terary gen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literaryGenre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literaryGenre</text:p>
          </table:table-cell>
          <table:table-cell office:value-type="string" calcext:value-type="string">
            <text:p>What (dbo:literaryGenre, X) is the literary genre/- of (dbo:WrittenWork,Y?) </text:p>
          </table:table-cell>
          <table:table-cell office:value-type="string" calcext:value-type="string">
            <text:p>SELECT ?X WHERE { Y dbo:literaryGenr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literaryGenre, X) - of (dbo:WrittenWork,Y?) </text:p>
          </table:table-cell>
          <table:table-cell office:value-type="string" calcext:value-type="string">
            <text:p>SELECT ?X WHERE { Y dbo:literaryGenre ?X.}</text:p>
          </table:table-cell>
          <table:table-cell office:value-type="string" calcext:value-type="string">
            <text:p>the literary genre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anguage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Language</text:p>
          </table:table-cell>
          <table:table-cell office:value-type="string" calcext:value-type="string">
            <text:p>What (dbo:Language, X) is the language/- of (dbo:WrittenWork,Y?) </text:p>
          </table:table-cell>
          <table:table-cell office:value-type="string" calcext:value-type="string">
            <text:p>SELECT ?X WHERE { Y dbo:languag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Language, X) - of (dbo:WrittenWork,Y?) </text:p>
          </table:table-cell>
          <table:table-cell office:value-type="string" calcext:value-type="string">
            <text:p>SELECT ?X WHERE { Y dbo:language ?X.}</text:p>
          </table:table-cell>
          <table:table-cell office:value-type="string" calcext:value-type="string">
            <text:p>the language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languag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Language</text:p>
          </table:table-cell>
          <table:table-cell office:value-type="string" calcext:value-type="string">
            <text:p>What (dbo:Language, X) is the language/- of (dbo:organisation,Y?) </text:p>
          </table:table-cell>
          <table:table-cell office:value-type="string" calcext:value-type="string">
            <text:p>SELECT ?X WHERE { Y dbo:languag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Language, X) - of (dbo:organisation,Y?) </text:p>
          </table:table-cell>
          <table:table-cell office:value-type="string" calcext:value-type="string">
            <text:p>SELECT ?X WHERE { Y dbo:language ?X.}</text:p>
          </table:table-cell>
          <table:table-cell office:value-type="string" calcext:value-type="string">
            <text:p>the language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sh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publisher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What (dbo:Agent, X) is the publisher/- of (dbo:WrittenWork,Y?) </text:p>
          </table:table-cell>
          <table:table-cell office:value-type="string" calcext:value-type="string">
            <text:p>SELECT ?X WHERE { Y dbo:publish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- of (dbo:WrittenWork,Y?) </text:p>
          </table:table-cell>
          <table:table-cell office:value-type="string" calcext:value-type="string">
            <text:p>SELECT ?X WHERE { Y dbo:publisher ?X.}</text:p>
          </table:table-cell>
          <table:table-cell office:value-type="string" calcext:value-type="string">
            <text:p>the publisher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Typ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dia ty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ediaType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mediaType</text:p>
          </table:table-cell>
          <table:table-cell office:value-type="string" calcext:value-type="string">
            <text:p>What (dbo:mediaType, X) is the media type/- of (dbo:WrittenWork,Y?) </text:p>
          </table:table-cell>
          <table:table-cell office:value-type="string" calcext:value-type="string">
            <text:p>SELECT ?X WHERE { Y dbo:mediaTyp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mediaType, X) - of (dbo:WrittenWork,Y?) </text:p>
          </table:table-cell>
          <table:table-cell office:value-type="string" calcext:value-type="string">
            <text:p>SELECT ?X WHERE { Y dbo:mediaType ?X.}</text:p>
          </table:table-cell>
          <table:table-cell office:value-type="string" calcext:value-type="string">
            <text:p>the media type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e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eries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series</text:p>
          </table:table-cell>
          <table:table-cell office:value-type="string" calcext:value-type="string">
            <text:p>What (dbo:series, X) is the series/- of (dbo:WrittenWork,Y?) </text:p>
          </table:table-cell>
          <table:table-cell office:value-type="string" calcext:value-type="string">
            <text:p>SELECT ?X WHERE { Y dbo:serie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series, X) - of (dbo:WrittenWork,Y?) </text:p>
          </table:table-cell>
          <table:table-cell office:value-type="string" calcext:value-type="string">
            <text:p>SELECT ?X WHERE { Y dbo:series ?X.}</text:p>
          </table:table-cell>
          <table:table-cell office:value-type="string" calcext:value-type="string">
            <text:p>the series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u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lour</text:p>
          </table:table-cell>
          <table:table-cell office:value-type="string" calcext:value-type="string">
            <text:p>dbo:PoliticalParty</text:p>
          </table:table-cell>
          <table:table-cell office:value-type="string" calcext:value-type="string">
            <text:p>dbo:Colour</text:p>
          </table:table-cell>
          <table:table-cell office:value-type="string" calcext:value-type="string">
            <text:p>What (dbo:Colour, X) is the colour/- of (dbo:PoliticalParty,Y?) </text:p>
          </table:table-cell>
          <table:table-cell office:value-type="string" calcext:value-type="string">
            <text:p>SELECT ?X WHERE { Y dbo:colou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lour, X) - of (dbo:PoliticalParty,Y?) </text:p>
          </table:table-cell>
          <table:table-cell office:value-type="string" calcext:value-type="string">
            <text:p>SELECT ?X WHERE { Y dbo:colour ?X.}</text:p>
          </table:table-cell>
          <table:table-cell office:value-type="string" calcext:value-type="string">
            <text:p>the colour of (dbo:PoliticalPar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tarring</text:p>
          </table:table-cell>
          <table:table-cell office:value-type="string" calcext:value-type="string">
            <text:p>dbo:Acto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movie or show/movies or shows of (dbo:Actor,Y?) </text:p>
          </table:table-cell>
          <table:table-cell office:value-type="string" calcext:value-type="string">
            <text:p>SELECT ?X WHERE { Y dbo:starring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movies or shows of (dbo:Actor,Y?) </text:p>
          </table:table-cell>
          <table:table-cell office:value-type="string" calcext:value-type="string">
            <text:p>SELECT ?X WHERE { Y dbo:starring ?X.}</text:p>
          </table:table-cell>
          <table:table-cell office:value-type="string" calcext:value-type="string">
            <text:p>the movie or show of (dbo:Acto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tarring</text:p>
          </table:table-cell>
          <table:table-cell office:value-type="string" calcext:value-type="string">
            <text:p>dbo:Acto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movie or show/movies or shows of (dbo:Actor,Y?) </text:p>
          </table:table-cell>
          <table:table-cell office:value-type="string" calcext:value-type="string">
            <text:p>SELECT ?X WHERE { Y dbo:starring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movies or shows of (dbo:Actor,Y?) </text:p>
          </table:table-cell>
          <table:table-cell office:value-type="string" calcext:value-type="string">
            <text:p>SELECT ?X WHERE { Y dbo:starring ?X.}</text:p>
          </table:table-cell>
          <table:table-cell office:value-type="string" calcext:value-type="string">
            <text:p>the movie or show of (dbo:Acto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ship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embership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rdf:langString</text:p>
          </table:table-cell>
          <table:table-cell office:value-type="string" calcext:value-type="string">
            <text:p>What (rdf:langString, X) is the membership/- of (dbo:Organisation,Y?) </text:p>
          </table:table-cell>
          <table:table-cell office:value-type="string" calcext:value-type="string">
            <text:p>SELECT ?X WHERE { Y dbo:membership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rdf:langString, X) - of (dbo:Organisation,Y?) </text:p>
          </table:table-cell>
          <table:table-cell office:value-type="string" calcext:value-type="string">
            <text:p>SELECT ?X WHERE { Y dbo:membership ?X.}</text:p>
          </table:table-cell>
          <table:table-cell office:value-type="string" calcext:value-type="string">
            <text:p>the membership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os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urpose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purpose/- of (dbo:Organisation,Y?) </text:p>
          </table:table-cell>
          <table:table-cell office:value-type="string" calcext:value-type="string">
            <text:p>SELECT ?X WHERE { Y dbo:purpos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Organisation,Y?) </text:p>
          </table:table-cell>
          <table:table-cell office:value-type="string" calcext:value-type="string">
            <text:p>SELECT ?X WHERE { Y dbo:purpose ?X.}</text:p>
          </table:table-cell>
          <table:table-cell office:value-type="string" calcext:value-type="string">
            <text:p>the purpose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nue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ar of reported reven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venueYear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year of reported revenue/- of (dbo:Organisation,Y?) </text:p>
          </table:table-cell>
          <table:table-cell office:value-type="string" calcext:value-type="string">
            <text:p>SELECT ?X WHERE { Y dbo:revenue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Organisation,Y?) </text:p>
          </table:table-cell>
          <table:table-cell office:value-type="string" calcext:value-type="string">
            <text:p>SELECT ?X WHERE { Y dbo:revenueYear ?X.}</text:p>
          </table:table-cell>
          <table:table-cell office:value-type="string" calcext:value-type="string">
            <text:p>the year of reported revenue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them</text:p>
          </table:table-cell>
          <table:table-cell office:value-type="string" calcext:value-type="string">
            <text:p>anthem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nthem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anthem/anthems of (dbo:Country,Y?) </text:p>
          </table:table-cell>
          <table:table-cell office:value-type="string" calcext:value-type="string">
            <text:p>SELECT ?X WHERE { Y dbo:anthem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anthems of (dbo:Country,Y?) </text:p>
          </table:table-cell>
          <table:table-cell office:value-type="string" calcext:value-type="string">
            <text:p>SELECT ?X WHERE { Y dbo:anthem ?X.}</text:p>
          </table:table-cell>
          <table:table-cell office:value-type="string" calcext:value-type="string">
            <text:p>the anthem 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Cod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rrency 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urrencyCode</text:p>
          </table:table-cell>
          <table:table-cell office:value-type="string" calcext:value-type="string">
            <text:p>dbo:currenc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currency code/- of (dbo:currency,Y?) </text:p>
          </table:table-cell>
          <table:table-cell office:value-type="string" calcext:value-type="string">
            <text:p>SELECT ?X WHERE { Y dbo:currencyCod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urrency,Y?) </text:p>
          </table:table-cell>
          <table:table-cell office:value-type="string" calcext:value-type="string">
            <text:p>SELECT ?X WHERE { Y dbo:currencyCode ?X.}</text:p>
          </table:table-cell>
          <table:table-cell office:value-type="string" calcext:value-type="string">
            <text:p>the currency code of (dbo:currenc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ym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monym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monym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emonym /- of (dbo:Country,Y?) </text:p>
          </table:table-cell>
          <table:table-cell office:value-type="string" calcext:value-type="string">
            <text:p>SELECT ?X WHERE { Y dbo:demonym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ountry,Y?) </text:p>
          </table:table-cell>
          <table:table-cell office:value-type="string" calcext:value-type="string">
            <text:p>SELECT ?X WHERE { Y dbo:demonym ?X.}</text:p>
          </table:table-cell>
          <table:table-cell office:value-type="string" calcext:value-type="string">
            <text:p>the demonym <text:s/>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event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event/events in (dbo:Country,Y?) </text:p>
          </table:table-cell>
          <table:table-cell office:value-type="string" calcext:value-type="string">
            <text:p>SELECT ?X WHERE { Y dbo:even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events in (dbo:Country,Y?) </text:p>
          </table:table-cell>
          <table:table-cell office:value-type="string" calcext:value-type="string">
            <text:p>SELECT ?X WHERE { Y dbo:event ?X.}</text:p>
          </table:table-cell>
          <table:table-cell office:value-type="string" calcext:value-type="string">
            <text:p>the event in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iCoefficien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ini coeffic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iniCoefficient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gini coefficient/- of (dbo:Country,Y?) </text:p>
          </table:table-cell>
          <table:table-cell office:value-type="string" calcext:value-type="string">
            <text:p>SELECT ?X WHERE { Y dbo:giniCoefficien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untry,Y?) </text:p>
          </table:table-cell>
          <table:table-cell office:value-type="string" calcext:value-type="string">
            <text:p>SELECT ?X WHERE { Y dbo:giniCoefficient ?X.}</text:p>
          </table:table-cell>
          <table:table-cell office:value-type="string" calcext:value-type="string">
            <text:p>the gini coefficient 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ouse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house/- of (dbo:Country,Y?) </text:p>
          </table:table-cell>
          <table:table-cell office:value-type="string" calcext:value-type="string">
            <text:p>SELECT ?X WHERE { Y dbo:hous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ountry,Y?) </text:p>
          </table:table-cell>
          <table:table-cell office:value-type="string" calcext:value-type="string">
            <text:p>SELECT ?X WHERE { Y dbo:house ?X.}</text:p>
          </table:table-cell>
          <table:table-cell office:value-type="string" calcext:value-type="string">
            <text:p>the house 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country/- of (dbo:City,Y?) </text:p>
          </table:table-cell>
          <table:table-cell office:value-type="string" calcext:value-type="string">
            <text:p>SELECT ?X WHERE { Y dbo:Countr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ity,Y?) </text:p>
          </table:table-cell>
          <table:table-cell office:value-type="string" calcext:value-type="string">
            <text:p>SELECT ?X WHERE { Y dbo:Country ?X.}</text:p>
          </table:table-cell>
          <table:table-cell office:value-type="string" calcext:value-type="string">
            <text:p>the country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erNa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ader 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eaderName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leader name/- of (dbo:City,Y?) </text:p>
          </table:table-cell>
          <table:table-cell office:value-type="string" calcext:value-type="string">
            <text:p>SELECT ?X WHERE { Y dbo:leaderNa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ity,Y?) </text:p>
          </table:table-cell>
          <table:table-cell office:value-type="string" calcext:value-type="string">
            <text:p>SELECT ?X WHERE { Y dbo:leaderName ?X.}</text:p>
          </table:table-cell>
          <table:table-cell office:value-type="string" calcext:value-type="string">
            <text:p>the leader name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erTitl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ader titl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eaderTitle</text:p>
          </table:table-cell>
          <table:table-cell office:value-type="string" calcext:value-type="string">
            <text:p>dbo:leader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leader title /- of (dbo:leader,Y?) </text:p>
          </table:table-cell>
          <table:table-cell office:value-type="string" calcext:value-type="string">
            <text:p>SELECT ?X WHERE { Y dbo:leaderTitl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leader,Y?) </text:p>
          </table:table-cell>
          <table:table-cell office:value-type="string" calcext:value-type="string">
            <text:p>SELECT ?X WHERE { Y dbo:leaderTitle ?X.}</text:p>
          </table:table-cell>
          <table:table-cell office:value-type="string" calcext:value-type="string">
            <text:p>the leader title <text:s/>of (dbo:lead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enseNumb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icense numb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icenseNumber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license number/- of (dbo:City,Y?) </text:p>
          </table:table-cell>
          <table:table-cell office:value-type="string" calcext:value-type="string">
            <text:p>SELECT ?X WHERE { Y dbo:licenseNumb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ity,Y?) </text:p>
          </table:table-cell>
          <table:table-cell office:value-type="string" calcext:value-type="string">
            <text:p>SELECT ?X WHERE { Y dbo:licenseNumber ?X.}</text:p>
          </table:table-cell>
          <table:table-cell office:value-type="string" calcext:value-type="string">
            <text:p>the license number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to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otto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motto/- of (dbo:City,Y?) </text:p>
          </table:table-cell>
          <table:table-cell office:value-type="string" calcext:value-type="string">
            <text:p>SELECT ?X WHERE { Y dbo:motto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City,Y?) </text:p>
          </table:table-cell>
          <table:table-cell office:value-type="string" calcext:value-type="string">
            <text:p>SELECT ?X WHERE { Y dbo:motto ?X.}</text:p>
          </table:table-cell>
          <table:table-cell office:value-type="string" calcext:value-type="string">
            <text:p>the motto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motto</text:p>
          </table:table-cell>
          <table:table-cell office:value-type="string" calcext:value-type="string">
            <text:p>dbo:Public_univer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motto/- of (dbo:Public_univerity,Y?) </text:p>
          </table:table-cell>
          <table:table-cell office:value-type="string" calcext:value-type="string">
            <text:p>SELECT ?X WHERE { Y dbo:motto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ublic_univerity,Y?) </text:p>
          </table:table-cell>
          <table:table-cell office:value-type="string" calcext:value-type="string">
            <text:p>SELECT ?X WHERE { Y dbo:motto ?X.}</text:p>
          </table:table-cell>
          <table:table-cell office:value-type="string" calcext:value-type="string">
            <text:p>the motto of (dbo:Public_univer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ageOfAreaWat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centage of area w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ercentageOfAreaWater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percentage of area water/- of (dbo:City,Y?) </text:p>
          </table:table-cell>
          <table:table-cell office:value-type="string" calcext:value-type="string">
            <text:p>SELECT ?X WHERE { Y dbo:percentageOfAreaWat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City,Y?) </text:p>
          </table:table-cell>
          <table:table-cell office:value-type="string" calcext:value-type="string">
            <text:p>SELECT ?X WHERE { Y dbo:percentageOfAreaWater ?X.}</text:p>
          </table:table-cell>
          <table:table-cell office:value-type="string" calcext:value-type="string">
            <text:p>the percentage of area water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divis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division</text:p>
          </table:table-cell>
          <table:table-cell office:value-type="string" calcext:value-type="string">
            <text:p>subdivis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ubdivision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subdivision/subdivisions of (dbo:City,Y?) </text:p>
          </table:table-cell>
          <table:table-cell office:value-type="string" calcext:value-type="string">
            <text:p>SELECT ?X WHERE { Y dbo:subdivis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subdivisions of (dbo:City,Y?) </text:p>
          </table:table-cell>
          <table:table-cell office:value-type="string" calcext:value-type="string">
            <text:p>SELECT ?X WHERE { Y dbo:subdivision ?X.}</text:p>
          </table:table-cell>
          <table:table-cell office:value-type="string" calcext:value-type="string">
            <text:p>the subdivision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Zon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timezone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time zone/time zones of (dbo:City,Y?) </text:p>
          </table:table-cell>
          <table:table-cell office:value-type="string" calcext:value-type="string">
            <text:p>SELECT ?X WHERE { Y dbo:timezon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time zones of (dbo:City,Y?) </text:p>
          </table:table-cell>
          <table:table-cell office:value-type="string" calcext:value-type="string">
            <text:p>SELECT ?X WHERE { Y dbo:timezone ?X.}</text:p>
          </table:table-cell>
          <table:table-cell office:value-type="string" calcext:value-type="string">
            <text:p>the time zone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timezone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time zone/time zones of (dbo:Country,Y?) </text:p>
          </table:table-cell>
          <table:table-cell office:value-type="string" calcext:value-type="string">
            <text:p>SELECT ?X WHERE { Y dbo:timezon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time zones of (dbo:Country,Y?) </text:p>
          </table:table-cell>
          <table:table-cell office:value-type="string" calcext:value-type="string">
            <text:p>SELECT ?X WHERE { Y dbo:timezone ?X.}</text:p>
          </table:table-cell>
          <table:table-cell office:value-type="string" calcext:value-type="string">
            <text:p>the time zone 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hild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What (dbo:Person, X) is the child/children of (dbo:Person,Y?) </text:p>
          </table:table-cell>
          <table:table-cell office:value-type="string" calcext:value-type="string">
            <text:p>SELECT ?X WHERE { Y dbo:child ?X.}</text:p>
          </table:table-cell>
          <table:table-cell table:style-name="Default" office:value-type="string" calcext:value-type="string">
            <text:p>Which person,Who (dbo:Person, X) is,was the child of (dbo:Person,Y?) (X dbo:child Y)</text:p>
          </table:table-cell>
          <table:table-cell table:style-name="Default" office:value-type="string" calcext:value-type="string">
            <text:p>SELECT ?X WHERE { Y dbo:child ?X.}</text:p>
          </table:table-cell>
          <table:table-cell office:value-type="string" calcext:value-type="string">
            <text:p>List the (dbo:Person, X) children of (dbo:Person,Y?) </text:p>
          </table:table-cell>
          <table:table-cell office:value-type="string" calcext:value-type="string">
            <text:p>SELECT ?X WHERE { Y dbo:child ?X.}</text:p>
          </table:table-cell>
          <table:table-cell office:value-type="string" calcext:value-type="string">
            <text:p>the child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Plac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ath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ath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eath place/- of (dbo:Person,Y?) </text:p>
          </table:table-cell>
          <table:table-cell office:value-type="string" calcext:value-type="string">
            <text:p>SELECT ?X WHERE { Y dbo:deathPl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deathPlace ?X.}</text:p>
          </table:table-cell>
          <table:table-cell office:value-type="string" calcext:value-type="string">
            <text:p>the death place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relativ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lativ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relative/relatives of (dbo:Person,Y?) </text:p>
          </table:table-cell>
          <table:table-cell office:value-type="string" calcext:value-type="string">
            <text:p>SELECT ?X WHERE { Y dbo:relativ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relatives of (dbo:Person,Y?) </text:p>
          </table:table-cell>
          <table:table-cell office:value-type="string" calcext:value-type="string">
            <text:p>SELECT ?X WHERE { Y dbo:relative ?X.}</text:p>
          </table:table-cell>
          <table:table-cell office:value-type="string" calcext:value-type="string">
            <text:p>the relative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Student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stud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Students</text:p>
          </table:table-cell>
          <table:table-cell office:value-type="string" calcext:value-type="string">
            <text:p>dbo:EducationalInstitution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number of students/- of (dbo:EducationalInstitution,Y?) </text:p>
          </table:table-cell>
          <table:table-cell office:value-type="string" calcext:value-type="string">
            <text:p>SELECT ?X WHERE { Y dbo:numberOfStudent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EducationalInstitution,Y?) </text:p>
          </table:table-cell>
          <table:table-cell office:value-type="string" calcext:value-type="string">
            <text:p>SELECT ?X WHERE { Y dbo:numberOfStudents ?X.}</text:p>
          </table:table-cell>
          <table:table-cell office:value-type="string" calcext:value-type="string">
            <text:p>the number of students of (dbo:EducationalInstitu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PostgraduateStud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postgraduate stud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PostgraduateStudents</text:p>
          </table:table-cell>
          <table:table-cell office:value-type="string" calcext:value-type="string">
            <text:p>dbo:University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number of postgraduate students/- of (dbo:University,Y?) </text:p>
          </table:table-cell>
          <table:table-cell office:value-type="string" calcext:value-type="string">
            <text:p>SELECT ?X WHERE { Y dbo:numberOfPostgraduateStudent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University,Y?) </text:p>
          </table:table-cell>
          <table:table-cell office:value-type="string" calcext:value-type="string">
            <text:p>SELECT ?X WHERE { Y dbo:numberOfPostgraduateStudents ?X.}</text:p>
          </table:table-cell>
          <table:table-cell office:value-type="string" calcext:value-type="string">
            <text:p>the number of postgraduate students of (dbo:Univers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UndergraduateStud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undergraduate stud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UndergraduateStudents</text:p>
          </table:table-cell>
          <table:table-cell office:value-type="string" calcext:value-type="string">
            <text:p>dbo:EducationalInstitution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number of undergraduate students/- of (dbo:EducationalInstitution,Y?) </text:p>
          </table:table-cell>
          <table:table-cell office:value-type="string" calcext:value-type="string">
            <text:p>SELECT ?X WHERE { Y dbo:numberOfUndergraduateStudent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EducationalInstitution,Y?) </text:p>
          </table:table-cell>
          <table:table-cell office:value-type="string" calcext:value-type="string">
            <text:p>SELECT ?X WHERE { Y dbo:numberOfUndergraduateStudents ?X.}</text:p>
          </table:table-cell>
          <table:table-cell office:value-type="string" calcext:value-type="string">
            <text:p>the number of undergraduate students of (dbo:EducationalInstitu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Sta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sta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taff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nonNegativeInteger</text:p>
          </table:table-cell>
          <table:table-cell office:value-type="string" calcext:value-type="string">
            <text:p>What (xsd:nonNegativeInteger, X) is the number of staff/- of (dbo:Organisation,Y?) </text:p>
          </table:table-cell>
          <table:table-cell office:value-type="string" calcext:value-type="string">
            <text:p>SELECT ?X WHERE { Y dbo:staff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nonNegativeInteger, X) - of (dbo:Organisation,Y?) </text:p>
          </table:table-cell>
          <table:table-cell office:value-type="string" calcext:value-type="string">
            <text:p>SELECT ?X WHERE { Y dbo:staff ?X.}</text:p>
          </table:table-cell>
          <table:table-cell office:value-type="string" calcext:value-type="string">
            <text:p>the number of staff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SchoolColou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fficial school col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fficialSchoolColour</text:p>
          </table:table-cell>
          <table:table-cell office:value-type="string" calcext:value-type="string">
            <text:p>dbo:EducationalInstituti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official school colour/- of (dbo:EducationalInstitution,Y?) </text:p>
          </table:table-cell>
          <table:table-cell office:value-type="string" calcext:value-type="string">
            <text:p>SELECT ?X WHERE { Y dbo:officialSchoolColou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EducationalInstitution,Y?) </text:p>
          </table:table-cell>
          <table:table-cell office:value-type="string" calcext:value-type="string">
            <text:p>SELECT ?X WHERE { Y dbo:officialSchoolColour ?X.}</text:p>
          </table:table-cell>
          <table:table-cell office:value-type="string" calcext:value-type="string">
            <text:p>the official school colour of (dbo:EducationalInstitu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u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puty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eputy/- of (dbo:Person,Y?) </text:p>
          </table:table-cell>
          <table:table-cell office:value-type="string" calcext:value-type="string">
            <text:p>SELECT ?X WHERE { Y dbo:depu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deputy ?X.}</text:p>
          </table:table-cell>
          <table:table-cell office:value-type="string" calcext:value-type="string">
            <text:p>the deputy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-of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ffice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office/- of (dbo:Politician,Y?) </text:p>
          </table:table-cell>
          <table:table-cell office:value-type="string" calcext:value-type="string">
            <text:p>SELECT ?X WHERE { Y dbo:offi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olitician,Y?) </text:p>
          </table:table-cell>
          <table:table-cell office:value-type="string" calcext:value-type="string">
            <text:p>SELECT ?X WHERE { Y dbo:office ?X.}</text:p>
          </table:table-cell>
          <table:table-cell office:value-type="string" calcext:value-type="string">
            <text:p>the office of (dbo:Politicia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Par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ther party</text:p>
          </table:table-cell>
          <table:table-cell office:value-type="string" calcext:value-type="string">
            <text:p>other part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therParty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other party/other parties of (dbo:Politician,Y?) </text:p>
          </table:table-cell>
          <table:table-cell office:value-type="string" calcext:value-type="string">
            <text:p>SELECT ?X WHERE { Y dbo:otherPar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other parties of (dbo:Politician,Y?) </text:p>
          </table:table-cell>
          <table:table-cell office:value-type="string" calcext:value-type="string">
            <text:p>SELECT ?X WHERE { Y dbo:otherParty ?X.}</text:p>
          </table:table-cell>
          <table:table-cell office:value-type="string" calcext:value-type="string">
            <text:p>the other party of (dbo:Politicia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arty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party/parties of (dbo:Politician,Y?) </text:p>
          </table:table-cell>
          <table:table-cell office:value-type="string" calcext:value-type="string">
            <text:p>SELECT ?X WHERE { Y dbo:part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parties of (dbo:Politician,Y?) </text:p>
          </table:table-cell>
          <table:table-cell office:value-type="string" calcext:value-type="string">
            <text:p>SELECT ?X WHERE { Y dbo:party ?X.}</text:p>
          </table:table-cell>
          <table:table-cell office:value-type="string" calcext:value-type="string">
            <text:p>the party of (dbo:Politicia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bleWork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table work</text:p>
          </table:table-cell>
          <table:table-cell office:value-type="string" calcext:value-type="string">
            <text:p>notable work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otableWork</text:p>
          </table:table-cell>
          <table:table-cell office:value-type="string" calcext:value-type="string">
            <text:p>dbo:Writer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notable work/notable works of (dbo:Writer,Y?) </text:p>
          </table:table-cell>
          <table:table-cell office:value-type="string" calcext:value-type="string">
            <text:p>SELECT ?X WHERE { Y dbo:notableWork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notable works of (dbo:Writer,Y?) </text:p>
          </table:table-cell>
          <table:table-cell office:value-type="string" calcext:value-type="string">
            <text:p>SELECT ?X WHERE { Y dbo:notableWork ?X.}</text:p>
          </table:table-cell>
          <table:table-cell office:value-type="string" calcext:value-type="string">
            <text:p>the notable work of (dbo:Writ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table work</text:p>
          </table:table-cell>
          <table:table-cell office:value-type="string" calcext:value-type="string">
            <text:p>notable work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notableWork</text:p>
          </table:table-cell>
          <table:table-cell office:value-type="string" calcext:value-type="string">
            <text:p>dbo:Artist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notable work/notable works of (dbo:Artist,Y?) </text:p>
          </table:table-cell>
          <table:table-cell office:value-type="string" calcext:value-type="string">
            <text:p>SELECT ?X WHERE { Y dbo:notableWork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notable works of (dbo:Artist,Y?) </text:p>
          </table:table-cell>
          <table:table-cell office:value-type="string" calcext:value-type="string">
            <text:p>SELECT ?X WHERE { Y dbo:notableWork ?X.}</text:p>
          </table:table-cell>
          <table:table-cell office:value-type="string" calcext:value-type="string">
            <text:p>the notable work of (dbo:Artis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nym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seudonym</text:p>
          </table:table-cell>
          <table:table-cell office:value-type="string" calcext:value-type="string">
            <text:p>pseudonym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seudonym</text:p>
          </table:table-cell>
          <table:table-cell office:value-type="string" calcext:value-type="string">
            <text:p>dbo:Writer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pseudonym/pseudonyms of (dbo:Writer,Y?) </text:p>
          </table:table-cell>
          <table:table-cell office:value-type="string" calcext:value-type="string">
            <text:p>SELECT ?X WHERE { Y dbo:pseudonym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pseudonyms of (dbo:Writer,Y?) </text:p>
          </table:table-cell>
          <table:table-cell office:value-type="string" calcext:value-type="string">
            <text:p>SELECT ?X WHERE { Y dbo:pseudonym ?X.}</text:p>
          </table:table-cell>
          <table:table-cell office:value-type="string" calcext:value-type="string">
            <text:p>the pseudonym of (dbo:Writ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ingPlac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ting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sting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resting place/- of (dbo:Person,Y?) </text:p>
          </table:table-cell>
          <table:table-cell office:value-type="string" calcext:value-type="string">
            <text:p>SELECT ?X WHERE { Y dbo:restingPl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Person,Y?) </text:p>
          </table:table-cell>
          <table:table-cell office:value-type="string" calcext:value-type="string">
            <text:p>SELECT ?X WHERE { Y dbo:restingPlace ?X.}</text:p>
          </table:table-cell>
          <table:table-cell office:value-type="string" calcext:value-type="string">
            <text:p>the resting place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mpany 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company /companies of (dbo:TelevisionShow,Y?) </text:p>
          </table:table-cell>
          <table:table-cell office:value-type="string" calcext:value-type="string">
            <text:p>SELECT ?X WHERE { Y dbo:compan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companies of (dbo:TelevisionShow,Y?) </text:p>
          </table:table-cell>
          <table:table-cell office:value-type="string" calcext:value-type="string">
            <text:p>SELECT ?X WHERE { Y dbo:company ?X.}</text:p>
          </table:table-cell>
          <table:table-cell office:value-type="string" calcext:value-type="string">
            <text:p>the company <text:s/>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reator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creator/- of (dbo:TelevisionShow,Y?) </text:p>
          </table:table-cell>
          <table:table-cell office:value-type="string" calcext:value-type="string">
            <text:p>SELECT ?X WHERE { Y dbo:creator ?X.}</text:p>
          </table:table-cell>
          <table:table-cell table:style-name="Default" office:value-type="string" calcext:value-type="string">
            <text:p>Which person,Who (dbo:Person, X) is,was the creator of (dbo:TelevisionShow,Y?) (X dbo:creator Y)</text:p>
          </table:table-cell>
          <table:table-cell table:style-name="Default" office:value-type="string" calcext:value-type="string">
            <text:p>SELECT ?X WHERE { Y dbo:creator ?X.}</text:p>
          </table:table-cell>
          <table:table-cell office:value-type="string" calcext:value-type="string">
            <text:p>List the (dbo:Person, X) - of (dbo:TelevisionShow,Y?) </text:p>
          </table:table-cell>
          <table:table-cell office:value-type="string" calcext:value-type="string">
            <text:p>SELECT ?X WHERE { Y dbo:creator ?X.}</text:p>
          </table:table-cell>
          <table:table-cell office:value-type="string" calcext:value-type="string">
            <text:p>the creator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bu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o:distributor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istributor/distributors of (dbo:TelevisionShow,Y?) </text:p>
          </table:table-cell>
          <table:table-cell office:value-type="string" calcext:value-type="string">
            <text:p>SELECT ?X WHERE { Y dbo:distributo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distributors of (dbo:TelevisionShow,Y?) </text:p>
          </table:table-cell>
          <table:table-cell office:value-type="string" calcext:value-type="string">
            <text:p>SELECT ?X WHERE { Y dbo:distributor ?X.}</text:p>
          </table:table-cell>
          <table:table-cell office:value-type="string" calcext:value-type="string">
            <text:p>the distributor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dbld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mdbl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mdbld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imdbld/- of (dbo:TelevisionShow,Y?) </text:p>
          </table:table-cell>
          <table:table-cell office:value-type="string" calcext:value-type="string">
            <text:p>SELECT ?X WHERE { Y dbo:imdbl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TelevisionShow,Y?) </text:p>
          </table:table-cell>
          <table:table-cell office:value-type="string" calcext:value-type="string">
            <text:p>SELECT ?X WHERE { Y dbo:imdbld ?X.}</text:p>
          </table:table-cell>
          <table:table-cell office:value-type="string" calcext:value-type="string">
            <text:p>the imdbld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etwork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network/networks of (dbo:TelevisionShow,Y?) </text:p>
          </table:table-cell>
          <table:table-cell office:value-type="string" calcext:value-type="string">
            <text:p>SELECT ?X WHERE { Y dbo:network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networks of (dbo:TelevisionShow,Y?) </text:p>
          </table:table-cell>
          <table:table-cell office:value-type="string" calcext:value-type="string">
            <text:p>SELECT ?X WHERE { Y dbo:network ?X.}</text:p>
          </table:table-cell>
          <table:table-cell office:value-type="string" calcext:value-type="string">
            <text:p>the network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Episode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episod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Episodes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number of episodes/- of (dbo:TelevisionShow,Y?) </text:p>
          </table:table-cell>
          <table:table-cell office:value-type="string" calcext:value-type="string">
            <text:p>SELECT ?X WHERE { Y dbo:numberOfEpisode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TelevisionShow,Y?) </text:p>
          </table:table-cell>
          <table:table-cell office:value-type="string" calcext:value-type="string">
            <text:p>SELECT ?X WHERE { Y dbo:numberOfEpisodes ?X.}</text:p>
          </table:table-cell>
          <table:table-cell office:value-type="string" calcext:value-type="string">
            <text:p>the number of episodes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OfSeason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umber of seas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numberOfSeasons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number of seasons/- of (dbo:TelevisionShow,Y?) </text:p>
          </table:table-cell>
          <table:table-cell office:value-type="string" calcext:value-type="string">
            <text:p>SELECT ?X WHERE { Y dbo:numberOfSeason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TelevisionShow,Y?) </text:p>
          </table:table-cell>
          <table:table-cell office:value-type="string" calcext:value-type="string">
            <text:p>SELECT ?X WHERE { Y dbo:numberOfSeasons ?X.}</text:p>
          </table:table-cell>
          <table:table-cell office:value-type="string" calcext:value-type="string">
            <text:p>the number of seasons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present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resenter</text:p>
          </table:table-cell>
          <table:table-cell office:value-type="string" calcext:value-type="string">
            <text:p>dbo:TelevisionShow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presenter/presenters of (dbo:TelevisionShow,Y?) </text:p>
          </table:table-cell>
          <table:table-cell office:value-type="string" calcext:value-type="string">
            <text:p>SELECT ?X WHERE { Y dbo:presenter ?X.}</text:p>
          </table:table-cell>
          <table:table-cell table:style-name="Default" office:value-type="string" calcext:value-type="string">
            <text:p>Which person,Who (dbo:Person, X) is,was the presenter of (dbo:TelevisionShow,Y?) (X dbo:presenter Y)</text:p>
          </table:table-cell>
          <table:table-cell table:style-name="Default" office:value-type="string" calcext:value-type="string">
            <text:p>SELECT ?X WHERE { Y dbo:presenter ?X.}</text:p>
          </table:table-cell>
          <table:table-cell office:value-type="string" calcext:value-type="string">
            <text:p>List the (dbo:Person, X) presenters of (dbo:TelevisionShow,Y?) </text:p>
          </table:table-cell>
          <table:table-cell office:value-type="string" calcext:value-type="string">
            <text:p>SELECT ?X WHERE { Y dbo:presenter ?X.}</text:p>
          </table:table-cell>
          <table:table-cell office:value-type="string" calcext:value-type="string">
            <text:p>the presenter of (dbo:TelevisionShow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verMou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ver mou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iverMouth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dbo:Sea</text:p>
          </table:table-cell>
          <table:table-cell office:value-type="string" calcext:value-type="string">
            <text:p>What (dbo:Sea, X) is the river mouth/- of (dbo:River,Y?) </text:p>
          </table:table-cell>
          <table:table-cell office:value-type="string" calcext:value-type="string">
            <text:p>SELECT ?X WHERE { Y dbo:riverMou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Sea, X) - of (dbo:River,Y?) </text:p>
          </table:table-cell>
          <table:table-cell office:value-type="string" calcext:value-type="string">
            <text:p>SELECT ?X WHERE { Y dbo:riverMouth ?X.}</text:p>
          </table:table-cell>
          <table:table-cell office:value-type="string" calcext:value-type="string">
            <text:p>the river mouth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thLevel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th lev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:mouthLevel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mouth level/- of (dbo:River,Y?) </text:p>
          </table:table-cell>
          <table:table-cell office:value-type="string" calcext:value-type="string">
            <text:p>SELECT ?X WHERE { Y dbp:mouthLevel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River,Y?) </text:p>
          </table:table-cell>
          <table:table-cell office:value-type="string" calcext:value-type="string">
            <text:p>SELECT ?X WHERE { Y dbp:mouthLevel ?X.}</text:p>
          </table:table-cell>
          <table:table-cell office:value-type="string" calcext:value-type="string">
            <text:p>the mouth level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DevelopementIndex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man developement 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umanDevelopementIndex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What (xsd:float, X) is the human developement index/- of (dbo:Country,Y?) </text:p>
          </table:table-cell>
          <table:table-cell office:value-type="string" calcext:value-type="string">
            <text:p>SELECT ?X WHERE { Y dbo:humanDevelopementIndex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float, X) - of (dbo:Country,Y?) </text:p>
          </table:table-cell>
          <table:table-cell office:value-type="string" calcext:value-type="string">
            <text:p>SELECT ?X WHERE { Y dbo:humanDevelopementIndex ?X.}</text:p>
          </table:table-cell>
          <table:table-cell office:value-type="string" calcext:value-type="string">
            <text:p>the human developement index 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igion </text:p>
          </table:table-cell>
          <table:table-cell office:value-type="string" calcext:value-type="string">
            <text:p>relig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ligion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religion /religions of (dbo:Country,Y?) </text:p>
          </table:table-cell>
          <table:table-cell office:value-type="string" calcext:value-type="string">
            <text:p>SELECT ?X WHERE { Y dbo:relig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religions of (dbo:Country,Y?) </text:p>
          </table:table-cell>
          <table:table-cell office:value-type="string" calcext:value-type="string">
            <text:p>SELECT ?X WHERE { Y dbo:religion ?X.}</text:p>
          </table:table-cell>
          <table:table-cell office:value-type="string" calcext:value-type="string">
            <text:p>the religion <text:s/>of (dbo:Countr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ematograph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inemat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cinematography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cinematography/- of (dbo:Film,Y?) </text:p>
          </table:table-cell>
          <table:table-cell office:value-type="string" calcext:value-type="string">
            <text:p>SELECT ?X WHERE { Y dbo:cinematography ?X.}</text:p>
          </table:table-cell>
          <table:table-cell table:style-name="Default" office:value-type="string" calcext:value-type="string">
            <text:p>Which person,Who (dbo:Person, X) is,was the cinematography of (dbo:Film,Y?) (X dbo:cinematography Y)</text:p>
          </table:table-cell>
          <table:table-cell table:style-name="Default" office:value-type="string" calcext:value-type="string">
            <text:p>SELECT ?X WHERE { Y dbo:cinematography ?X.}</text:p>
          </table:table-cell>
          <table:table-cell office:value-type="string" calcext:value-type="string">
            <text:p>List the (dbo:Person, X) - of (dbo:Film,Y?) </text:p>
          </table:table-cell>
          <table:table-cell office:value-type="string" calcext:value-type="string">
            <text:p>SELECT ?X WHERE { Y dbo:cinematography ?X.}</text:p>
          </table:table-cell>
          <table:table-cell office:value-type="string" calcext:value-type="string">
            <text:p>the cinematography of (dbo:Film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esigne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designer/- of (dbo:Work,Y?) </text:p>
          </table:table-cell>
          <table:table-cell office:value-type="string" calcext:value-type="string">
            <text:p>SELECT ?X WHERE { Y dbo:designer ?X.}</text:p>
          </table:table-cell>
          <table:table-cell table:style-name="Default" office:value-type="string" calcext:value-type="string">
            <text:p>Which person,Who (dbo:Person, X) is,was the designer of (dbo:Work,Y?) (X dbo:designer Y)</text:p>
          </table:table-cell>
          <table:table-cell table:style-name="Default" office:value-type="string" calcext:value-type="string">
            <text:p>SELECT ?X WHERE { Y dbo:designer ?X.}</text:p>
          </table:table-cell>
          <table:table-cell office:value-type="string" calcext:value-type="string">
            <text:p>List the (dbo:Person, X) - of (dbo:Work,Y?) </text:p>
          </table:table-cell>
          <table:table-cell office:value-type="string" calcext:value-type="string">
            <text:p>SELECT ?X WHERE { Y dbo:designer ?X.}</text:p>
          </table:table-cell>
          <table:table-cell office:value-type="string" calcext:value-type="string">
            <text:p>the designer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Artis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me arti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ameArtist</text:p>
          </table:table-cell>
          <table:table-cell office:value-type="string" calcext:value-type="string">
            <text:p>dbo:VideoGam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game artist/- of (dbo:VideoGame,Y?) </text:p>
          </table:table-cell>
          <table:table-cell office:value-type="string" calcext:value-type="string">
            <text:p>SELECT ?X WHERE { Y dbo:gameArtist ?X.}</text:p>
          </table:table-cell>
          <table:table-cell table:style-name="Default" office:value-type="string" calcext:value-type="string">
            <text:p>Which person,Who (dbo:Person, X) is,was the game artist of (dbo:VideoGame,Y?) (X dbo:gameArtist Y)</text:p>
          </table:table-cell>
          <table:table-cell table:style-name="Default" office:value-type="string" calcext:value-type="string">
            <text:p>SELECT ?X WHERE { Y dbo:gameArtist ?X.}</text:p>
          </table:table-cell>
          <table:table-cell office:value-type="string" calcext:value-type="string">
            <text:p>List the (dbo:Person, X) - of (dbo:VideoGame,Y?) </text:p>
          </table:table-cell>
          <table:table-cell office:value-type="string" calcext:value-type="string">
            <text:p>SELECT ?X WHERE { Y dbo:gameArtist ?X.}</text:p>
          </table:table-cell>
          <table:table-cell office:value-type="string" calcext:value-type="string">
            <text:p>the game artist of (dbo:VideoGame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d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ield</text:p>
          </table:table-cell>
          <table:table-cell office:value-type="string" calcext:value-type="string">
            <text:p>dbo:Artist</text:p>
          </table:table-cell>
          <table:table-cell office:value-type="string" calcext:value-type="string">
            <text:p>dbo:PersonFunction</text:p>
          </table:table-cell>
          <table:table-cell office:value-type="string" calcext:value-type="string">
            <text:p>What (dbo:PersonFunction, X) is the field/fields of (dbo:Artist,Y?) </text:p>
          </table:table-cell>
          <table:table-cell office:value-type="string" calcext:value-type="string">
            <text:p>SELECT ?X WHERE { Y dbo:fiel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ersonFunction, X) fields of (dbo:Artist,Y?) </text:p>
          </table:table-cell>
          <table:table-cell office:value-type="string" calcext:value-type="string">
            <text:p>SELECT ?X WHERE { Y dbo:field ?X.}</text:p>
          </table:table-cell>
          <table:table-cell office:value-type="string" calcext:value-type="string">
            <text:p>the field of (dbo:Artis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thNa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 name </text:p>
          </table:table-cell>
          <table:table-cell office:value-type="string" calcext:value-type="string">
            <text:p>birth nam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irthNam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rdf:langString</text:p>
          </table:table-cell>
          <table:table-cell office:value-type="string" calcext:value-type="string">
            <text:p>What (rdf:langString, X) is the birth name /birth names of (dbo:Person,Y?) </text:p>
          </table:table-cell>
          <table:table-cell office:value-type="string" calcext:value-type="string">
            <text:p>SELECT ?X WHERE { Y dbo:birthNa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rdf:langString, X) birth names of (dbo:Person,Y?) </text:p>
          </table:table-cell>
          <table:table-cell office:value-type="string" calcext:value-type="string">
            <text:p>SELECT ?X WHERE { Y dbo:birthName ?X.}</text:p>
          </table:table-cell>
          <table:table-cell office:value-type="string" calcext:value-type="string">
            <text:p>the birth name <text:s/>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dbo:BodyOfWater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location/locations of (dbo:BodyOfWater,Y?) </text:p>
          </table:table-cell>
          <table:table-cell office:value-type="string" calcext:value-type="string">
            <text:p>SELECT ?X WHERE { Y dbo:loc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lace, X) locations of (dbo:BodyOfWater,Y?) </text:p>
          </table:table-cell>
          <table:table-cell office:value-type="string" calcext:value-type="string">
            <text:p>SELECT ?X WHERE { Y dbo:location ?X.}</text:p>
          </table:table-cell>
          <table:table-cell office:value-type="string" calcext:value-type="string">
            <text:p>the location of (dbo:BodyOfWat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nd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land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sland</text:p>
          </table:table-cell>
          <table:table-cell office:value-type="string" calcext:value-type="string">
            <text:p>dbo:BodyOfWater</text:p>
          </table:table-cell>
          <table:table-cell office:value-type="string" calcext:value-type="string">
            <text:p>dbo:Island</text:p>
          </table:table-cell>
          <table:table-cell office:value-type="string" calcext:value-type="string">
            <text:p>What (dbo:Island, X) is the island/islands of (dbo:BodyOfWater,Y?) </text:p>
          </table:table-cell>
          <table:table-cell office:value-type="string" calcext:value-type="string">
            <text:p>SELECT ?X WHERE { Y dbo:islan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Island, X) islands of (dbo:BodyOfWater,Y?) </text:p>
          </table:table-cell>
          <table:table-cell office:value-type="string" calcext:value-type="string">
            <text:p>SELECT ?X WHERE { Y dbo:island ?X.}</text:p>
          </table:table-cell>
          <table:table-cell office:value-type="string" calcext:value-type="string">
            <text:p>the island of (dbo:BodyOfWat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Nam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riginal 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riginalName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rdf:langString</text:p>
          </table:table-cell>
          <table:table-cell office:value-type="string" calcext:value-type="string">
            <text:p>What (rdf:langString, X) is the original name/- of (dbo:Company,Y?) </text:p>
          </table:table-cell>
          <table:table-cell office:value-type="string" calcext:value-type="string">
            <text:p>SELECT ?X WHERE { Y dbo:originalNam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rdf:langString, X) - of (dbo:Company,Y?) </text:p>
          </table:table-cell>
          <table:table-cell office:value-type="string" calcext:value-type="string">
            <text:p>SELECT ?X WHERE { Y dbo:originalName ?X.}</text:p>
          </table:table-cell>
          <table:table-cell office:value-type="string" calcext:value-type="string">
            <text:p>the original name of (dbo:Compan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nd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found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undedBy</text:p>
          </table:table-cell>
          <table:table-cell office:value-type="string" calcext:value-type="string">
            <text:p>dbo:Company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What (dbo:Agent, X) is the founder/founders of (dbo:Company,Y?) </text:p>
          </table:table-cell>
          <table:table-cell office:value-type="string" calcext:value-type="string">
            <text:p>SELECT ?X WHERE { Y dbo:foundedB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founders of (dbo:Company,Y?) </text:p>
          </table:table-cell>
          <table:table-cell office:value-type="string" calcext:value-type="string">
            <text:p>SELECT ?X WHERE { Y dbo:foundedBy ?X.}</text:p>
          </table:table-cell>
          <table:table-cell office:value-type="string" calcext:value-type="string">
            <text:p>the founder of (dbo:Compan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harg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discharg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scharge</text:p>
          </table:table-cell>
          <table:table-cell office:value-type="string" calcext:value-type="string">
            <text:p>dbo:Stream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discharge/discharges of (dbo:Stream,Y?) </text:p>
          </table:table-cell>
          <table:table-cell office:value-type="string" calcext:value-type="string">
            <text:p>SELECT ?X WHERE { Y dbo:discharg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discharges of (dbo:Stream,Y?) </text:p>
          </table:table-cell>
          <table:table-cell office:value-type="string" calcext:value-type="string">
            <text:p>SELECT ?X WHERE { Y dbo:discharge ?X.}</text:p>
          </table:table-cell>
          <table:table-cell office:value-type="string" calcext:value-type="string">
            <text:p>the discharge of (dbo:Stream,Y) </text:p>
          </table:table-cell>
          <table:table-cell/>
          <table:table-cell office:value-type="string" calcext:value-type="string">
            <text:p>binding list</text:p>
          </table:table-cell>
          <table:table-cell/>
        </table:table-row>
        <table:table-row table:style-name="ro1">
          <table:table-cell office:value-type="string" calcext:value-type="string">
            <text:p>hometow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met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ometown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Settlement</text:p>
          </table:table-cell>
          <table:table-cell office:value-type="string" calcext:value-type="string">
            <text:p>What (dbo:Settlement, X) is the hometown/- of (dbo:Person,Y?) </text:p>
          </table:table-cell>
          <table:table-cell office:value-type="string" calcext:value-type="string">
            <text:p>SELECT ?X WHERE { Y dbo:hometow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Settlement, X) - of (dbo:Person,Y?) </text:p>
          </table:table-cell>
          <table:table-cell office:value-type="string" calcext:value-type="string">
            <text:p>SELECT ?X WHERE { Y dbo:hometown ?X.}</text:p>
          </table:table-cell>
          <table:table-cell office:value-type="string" calcext:value-type="string">
            <text:p>the hometown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Tributar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ght tributary</text:p>
          </table:table-cell>
          <table:table-cell office:value-type="string" calcext:value-type="string">
            <text:p>right tributar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ightTributary</text:p>
          </table:table-cell>
          <table:table-cell table:number-columns-repeated="2" office:value-type="string" calcext:value-type="string">
            <text:p>dbo:River</text:p>
          </table:table-cell>
          <table:table-cell office:value-type="string" calcext:value-type="string">
            <text:p>What (dbo:River, X) is the right tributary/right tributaries of (dbo:River,Y?) </text:p>
          </table:table-cell>
          <table:table-cell office:value-type="string" calcext:value-type="string">
            <text:p>SELECT ?X WHERE { Y dbo:rightTributar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River, X) right tributaries of (dbo:River,Y?) </text:p>
          </table:table-cell>
          <table:table-cell office:value-type="string" calcext:value-type="string">
            <text:p>SELECT ?X WHERE { Y dbo:rightTributary ?X.}</text:p>
          </table:table-cell>
          <table:table-cell office:value-type="string" calcext:value-type="string">
            <text:p>the right tributary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Countr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rce country</text:p>
          </table:table-cell>
          <table:table-cell office:value-type="string" calcext:value-type="string">
            <text:p>source countr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ourceCountry</text:p>
          </table:table-cell>
          <table:table-cell office:value-type="string" calcext:value-type="string">
            <text:p>dbo:Stream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What (dbo:Country, X) is the source country/source countries of (dbo:Stream,Y?) </text:p>
          </table:table-cell>
          <table:table-cell office:value-type="string" calcext:value-type="string">
            <text:p>SELECT ?X WHERE { Y dbo:sourceCountr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untry, X) source countries of (dbo:Stream,Y?) </text:p>
          </table:table-cell>
          <table:table-cell office:value-type="string" calcext:value-type="string">
            <text:p>SELECT ?X WHERE { Y dbo:sourceCountry ?X.}</text:p>
          </table:table-cell>
          <table:table-cell office:value-type="string" calcext:value-type="string">
            <text:p>the source country of (dbo:Stream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thCountry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th country</text:p>
          </table:table-cell>
          <table:table-cell office:value-type="string" calcext:value-type="string">
            <text:p>mouth countr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outhCountry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dbo:Country</text:p>
          </table:table-cell>
          <table:table-cell office:value-type="string" calcext:value-type="string">
            <text:p>What (dbo:Country, X) is the mouth country/mouth countries of (dbo:River,Y?) </text:p>
          </table:table-cell>
          <table:table-cell office:value-type="string" calcext:value-type="string">
            <text:p>SELECT ?X WHERE { Y dbo:mouthCountr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Country, X) mouth countries of (dbo:River,Y?) </text:p>
          </table:table-cell>
          <table:table-cell office:value-type="string" calcext:value-type="string">
            <text:p>SELECT ?X WHERE { Y dbo:mouthCountry ?X.}</text:p>
          </table:table-cell>
          <table:table-cell office:value-type="string" calcext:value-type="string">
            <text:p>the mouth country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Elevation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urce elevation</text:p>
          </table:table-cell>
          <table:table-cell office:value-type="string" calcext:value-type="string">
            <text:p>source elev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sourceElevation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source elevation/source elevations of (dbo:River,Y?) </text:p>
          </table:table-cell>
          <table:table-cell office:value-type="string" calcext:value-type="string">
            <text:p>SELECT ?X WHERE { Y dbo:sourceElev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source elevations of (dbo:River,Y?) </text:p>
          </table:table-cell>
          <table:table-cell office:value-type="string" calcext:value-type="string">
            <text:p>SELECT ?X WHERE { Y dbo:sourceElevation ?X.}</text:p>
          </table:table-cell>
          <table:table-cell office:value-type="string" calcext:value-type="string">
            <text:p>the source elevation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thElevation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th elevation</text:p>
          </table:table-cell>
          <table:table-cell office:value-type="string" calcext:value-type="string">
            <text:p>mouth elev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mouthElevation</text:p>
          </table:table-cell>
          <table:table-cell office:value-type="string" calcext:value-type="string">
            <text:p>dbo:River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mouth elevation/mouth elevations of (dbo:River,Y?) </text:p>
          </table:table-cell>
          <table:table-cell office:value-type="string" calcext:value-type="string">
            <text:p>SELECT ?X WHERE { Y dbo:mouthElev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mouth elevations of (dbo:River,Y?) </text:p>
          </table:table-cell>
          <table:table-cell office:value-type="string" calcext:value-type="string">
            <text:p>SELECT ?X WHERE { Y dbo:mouthElevation ?X.}</text:p>
          </table:table-cell>
          <table:table-cell office:value-type="string" calcext:value-type="string">
            <text:p>the mouth elevation of (dbo:River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CodeReg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O code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soCodeRegion</text:p>
          </table:table-cell>
          <table:table-cell office:value-type="string" calcext:value-type="string">
            <text:p>dbo:Settlement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ISO code region/- of (dbo:Settlement,Y?) </text:p>
          </table:table-cell>
          <table:table-cell office:value-type="string" calcext:value-type="string">
            <text:p>SELECT ?X WHERE { Y dbo:isoCodeReg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Settlement,Y?) </text:p>
          </table:table-cell>
          <table:table-cell office:value-type="string" calcext:value-type="string">
            <text:p>SELECT ?X WHERE { Y dbo:isoCodeRegion ?X.}</text:p>
          </table:table-cell>
          <table:table-cell office:value-type="string" calcext:value-type="string">
            <text:p>the ISO code region of (dbo:Settlemen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Carrie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idge carrier</text:p>
          </table:table-cell>
          <table:table-cell office:value-type="string" calcext:value-type="string">
            <text:p>bridge carr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ridgeCarries</text:p>
          </table:table-cell>
          <table:table-cell office:value-type="string" calcext:value-type="string">
            <text:p>dbo:Bridge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bridge carrier/bridge carries of (dbo:Bridge,Y?) </text:p>
          </table:table-cell>
          <table:table-cell office:value-type="string" calcext:value-type="string">
            <text:p>#REF!</text:p>
          </table:table-cell>
          <table:table-cell office:value-type="string" calcext:value-type="string">
            <text:p>FALS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lias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alias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lias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rdf:langString</text:p>
          </table:table-cell>
          <table:table-cell office:value-type="string" calcext:value-type="string">
            <text:p>What (rdf:langString, X) is the alias/aliases of (dbo:Person,Y?) </text:p>
          </table:table-cell>
          <table:table-cell office:value-type="string" calcext:value-type="string">
            <text:p>SELECT ?X WHERE { Y dbo:alias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rdf:langString, X) aliases of (dbo:Person,Y?) </text:p>
          </table:table-cell>
          <table:table-cell office:value-type="string" calcext:value-type="string">
            <text:p>SELECT ?X WHERE { Y dbo:alias ?X.}</text:p>
          </table:table-cell>
          <table:table-cell office:value-type="string" calcext:value-type="string">
            <text:p>the alias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wayLength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unway leng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unwayLength</text:p>
          </table:table-cell>
          <table:table-cell office:value-type="string" calcext:value-type="string">
            <text:p>dbo:Airport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What (xsd:double, X) is the runway length/- of (dbo:Airport,Y?) </text:p>
          </table:table-cell>
          <table:table-cell office:value-type="string" calcext:value-type="string">
            <text:p>SELECT ?X WHERE { Y dbo:runwayLength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ouble, X) - of (dbo:Airport,Y?) </text:p>
          </table:table-cell>
          <table:table-cell office:value-type="string" calcext:value-type="string">
            <text:p>SELECT ?X WHERE { Y dbo:runwayLength ?X.}</text:p>
          </table:table-cell>
          <table:table-cell office:value-type="string" calcext:value-type="string">
            <text:p>the runway length of (dbo:Airpor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wayDesign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ignation runway</text:p>
          </table:table-cell>
          <table:table-cell office:value-type="string" calcext:value-type="string">
            <text:p>designation runways</text:p>
          </table:table-cell>
          <table:table-cell office:value-type="string" calcext:value-type="string">
            <text:p>of 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unwayDesignation</text:p>
          </table:table-cell>
          <table:table-cell office:value-type="string" calcext:value-type="string">
            <text:p>dbo:Airport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esignation runway/designation runways of <text:s/>(dbo:Airport,Y?) </text:p>
          </table:table-cell>
          <table:table-cell office:value-type="string" calcext:value-type="string">
            <text:p>SELECT ?X WHERE { Y dbo:runwayDesignati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designation runways of <text:s/>(dbo:Airport,Y?) </text:p>
          </table:table-cell>
          <table:table-cell office:value-type="string" calcext:value-type="string">
            <text:p>SELECT ?X WHERE { Y dbo:runwayDesignation ?X.}</text:p>
          </table:table-cell>
          <table:table-cell office:value-type="string" calcext:value-type="string">
            <text:p>the designation runway of <text:s/>(dbo:Airpor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waySurfac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rface runway</text:p>
          </table:table-cell>
          <table:table-cell office:value-type="string" calcext:value-type="string">
            <text:p>surface runwa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unwaySurface</text:p>
          </table:table-cell>
          <table:table-cell office:value-type="string" calcext:value-type="string">
            <text:p>dbo:Airport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surface runway/surface runways of (dbo:Airport,Y?) </text:p>
          </table:table-cell>
          <table:table-cell office:value-type="string" calcext:value-type="string">
            <text:p>SELECT ?X WHERE { Y dbo:runwaySurfac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surface runways of (dbo:Airport,Y?) </text:p>
          </table:table-cell>
          <table:table-cell office:value-type="string" calcext:value-type="string">
            <text:p>SELECT ?X WHERE { Y dbo:runwaySurface ?X.}</text:p>
          </table:table-cell>
          <table:table-cell office:value-type="string" calcext:value-type="string">
            <text:p>the surface runway of (dbo:Airpor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taLocationIdentif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ATA Location Identifi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ataLocationIdentifier</text:p>
          </table:table-cell>
          <table:table-cell office:value-type="string" calcext:value-type="string">
            <text:p>dbo:Infrastructure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IATA Location Identifier/- of (dbo:Infrastructure,Y?) </text:p>
          </table:table-cell>
          <table:table-cell office:value-type="string" calcext:value-type="string">
            <text:p>SELECT ?X WHERE { Y dbo:iataLocationIdentifi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Infrastructure,Y?) </text:p>
          </table:table-cell>
          <table:table-cell office:value-type="string" calcext:value-type="string">
            <text:p>SELECT ?X WHERE { Y dbo:iataLocationIdentifier ?X.}</text:p>
          </table:table-cell>
          <table:table-cell office:value-type="string" calcext:value-type="string">
            <text:p>the IATA Location Identifier of (dbo:Infrastructure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aoLocationIdentifi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CAO Location Identifi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caoLocationIdentifier</text:p>
          </table:table-cell>
          <table:table-cell office:value-type="string" calcext:value-type="string">
            <text:p>dbo:Airport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ICAO Location Identifier/- of (dbo:Airport,Y?) </text:p>
          </table:table-cell>
          <table:table-cell office:value-type="string" calcext:value-type="string">
            <text:p>SELECT ?X WHERE { Y dbo:icaoLocationIdentifi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Airport,Y?) </text:p>
          </table:table-cell>
          <table:table-cell office:value-type="string" calcext:value-type="string">
            <text:p>SELECT ?X WHERE { Y dbo:icaoLocationIdentifier ?X.}</text:p>
          </table:table-cell>
          <table:table-cell office:value-type="string" calcext:value-type="string">
            <text:p>the ICAO Location Identifier of (dbo:Airpor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m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lbum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lbum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Album</text:p>
          </table:table-cell>
          <table:table-cell office:value-type="string" calcext:value-type="string">
            <text:p>What (dbo:Album, X) is the album/albums of (dbo:Work,Y?) </text:p>
          </table:table-cell>
          <table:table-cell office:value-type="string" calcext:value-type="string">
            <text:p>SELECT ?X WHERE { Y dbo:Album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lbum, X) albums of (dbo:Work,Y?) </text:p>
          </table:table-cell>
          <table:table-cell office:value-type="string" calcext:value-type="string">
            <text:p>SELECT ?X WHERE { Y dbo:Album ?X.}</text:p>
          </table:table-cell>
          <table:table-cell office:value-type="string" calcext:value-type="string">
            <text:p>the album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sh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sh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ublisher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What (dbo:Agent, X) is the publisher/publishers of (dbo:Work,Y?) </text:p>
          </table:table-cell>
          <table:table-cell office:value-type="string" calcext:value-type="string">
            <text:p>SELECT ?X WHERE { Y dbo:Publish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publishers of (dbo:Work,Y?) </text:p>
          </table:table-cell>
          <table:table-cell office:value-type="string" calcext:value-type="string">
            <text:p>SELECT ?X WHERE { Y dbo:Publisher ?X.}</text:p>
          </table:table-cell>
          <table:table-cell office:value-type="string" calcext:value-type="string">
            <text:p>the publisher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weyDecimalClassif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wey Decimal Classification</text:p>
          </table:table-cell>
          <table:table-cell office:value-type="string" calcext:value-type="string">
            <text:p>Dewey Decimal Classific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cc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Dewey Decimal Classification/Dewey Decimal Classifications of (dbo:Work,Y?) </text:p>
          </table:table-cell>
          <table:table-cell office:value-type="string" calcext:value-type="string">
            <text:p>SELECT ?X WHERE { Y dbo:Dcc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Dewey Decimal Classifications of (dbo:Work,Y?) </text:p>
          </table:table-cell>
          <table:table-cell office:value-type="string" calcext:value-type="string">
            <text:p>SELECT ?X WHERE { Y dbo:Dcc ?X.}</text:p>
          </table:table-cell>
          <table:table-cell office:value-type="string" calcext:value-type="string">
            <text:p>the Dewey Decimal Classification of (dbo: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c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Lcc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LCC/- of (dbo:WrittenWork,Y?) </text:p>
          </table:table-cell>
          <table:table-cell office:value-type="string" calcext:value-type="string">
            <text:p>SELECT ?X WHERE { Y dbo:Lcc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WrittenWork,Y?) </text:p>
          </table:table-cell>
          <table:table-cell office:value-type="string" calcext:value-type="string">
            <text:p>SELECT ?X WHERE { Y dbo:Lcc ?X.}</text:p>
          </table:table-cell>
          <table:table-cell office:value-type="string" calcext:value-type="string">
            <text:p>the LCC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lc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CL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clc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OCLC/- of (dbo:WrittenWork,Y?) </text:p>
          </table:table-cell>
          <table:table-cell office:value-type="string" calcext:value-type="string">
            <text:p>SELECT ?X WHERE { Y dbo:Oclc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WrittenWork,Y?) </text:p>
          </table:table-cell>
          <table:table-cell office:value-type="string" calcext:value-type="string">
            <text:p>SELECT ?X WHERE { Y dbo:Oclc ?X.}</text:p>
          </table:table-cell>
          <table:table-cell office:value-type="string" calcext:value-type="string">
            <text:p>the OCLC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quart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qua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Headquarter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headquarter/- of (dbo:Organisation,Y?) </text:p>
          </table:table-cell>
          <table:table-cell office:value-type="string" calcext:value-type="string">
            <text:p>SELECT ?X WHERE { Y dbo:Headquart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- of (dbo:Organisation,Y?) </text:p>
          </table:table-cell>
          <table:table-cell office:value-type="string" calcext:value-type="string">
            <text:p>SELECT ?X WHERE { Y dbo:Headquarter ?X.}</text:p>
          </table:table-cell>
          <table:table-cell office:value-type="string" calcext:value-type="string">
            <text:p>the headquarter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ology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ideolog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deology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dbo:Ideology</text:p>
          </table:table-cell>
          <table:table-cell office:value-type="string" calcext:value-type="string">
            <text:p>What (dbo:Ideology, X) is the ideology/ideologies of (dbo:Agent,Y?) </text:p>
          </table:table-cell>
          <table:table-cell office:value-type="string" calcext:value-type="string">
            <text:p>SELECT ?X WHERE { Y dbo:Ideology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Ideology, X) ideologies of (dbo:Agent,Y?) </text:p>
          </table:table-cell>
          <table:table-cell office:value-type="string" calcext:value-type="string">
            <text:p>SELECT ?X WHERE { Y dbo:Ideology ?X.}</text:p>
          </table:table-cell>
          <table:table-cell office:value-type="string" calcext:value-type="string">
            <text:p>the ideology of (dbo:Agent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Loc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cord location</text:p>
          </table:table-cell>
          <table:table-cell office:value-type="string" calcext:value-type="string">
            <text:p>record loc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cordedIn</text:p>
          </table:table-cell>
          <table:table-cell office:value-type="string" calcext:value-type="string">
            <text:p>dbo:MusicalWork</text:p>
          </table:table-cell>
          <table:table-cell office:value-type="string" calcext:value-type="string">
            <text:p>dbo:PopulatedPlace</text:p>
          </table:table-cell>
          <table:table-cell office:value-type="string" calcext:value-type="string">
            <text:p>What (dbo:PopulatedPlace, X) is the record location/record locations of (dbo:MusicalWork,Y?) </text:p>
          </table:table-cell>
          <table:table-cell office:value-type="string" calcext:value-type="string">
            <text:p>SELECT ?X WHERE { Y dbo:RecordedI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opulatedPlace, X) record locations of (dbo:MusicalWork,Y?) </text:p>
          </table:table-cell>
          <table:table-cell office:value-type="string" calcext:value-type="string">
            <text:p>SELECT ?X WHERE { Y dbo:RecordedIn ?X.}</text:p>
          </table:table-cell>
          <table:table-cell office:value-type="string" calcext:value-type="string">
            <text:p>the record location of (dbo:Musical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lation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relation ?X.}</text:p>
          </table:table-cell>
          <table:table-cell table:style-name="Default" office:value-type="string" calcext:value-type="string">
            <text:p>Which person,Who (dbo:Person, X) is,was the relation of (dbo:Person,Y?) (X dbo:relation Y)</text:p>
          </table:table-cell>
          <table:table-cell table:style-name="Default" office:value-type="string" calcext:value-type="string">
            <text:p>SELECT ?X WHERE { Y dbo:relation ?X.}</text:p>
          </table:table-cell>
          <table:table-cell office:value-type="string" calcext:value-type="string">
            <text:p>List the (dbo:Person, X) relations of (dbo:Person,Y?) </text:p>
          </table:table-cell>
          <table:table-cell office:value-type="string" calcext:value-type="string">
            <text:p>SELECT ?X WHERE { Y dbo:relation ?X.}</text:p>
          </table:table-cell>
          <table:table-cell office:value-type="string" calcext:value-type="string">
            <text:p>the relation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ernmentTyp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overnment type</text:p>
          </table:table-cell>
          <table:table-cell office:value-type="string" calcext:value-type="string">
            <text:p>government typ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governmentType</text:p>
          </table:table-cell>
          <table:table-cell office:value-type="string" calcext:value-type="string">
            <text:p>dbo:City</text:p>
          </table:table-cell>
          <table:table-cell office:value-type="string" calcext:value-type="string">
            <text:p>dbo:GovernmentType</text:p>
          </table:table-cell>
          <table:table-cell office:value-type="string" calcext:value-type="string">
            <text:p>What (dbo:GovernmentType, X) is the government type/government types of (dbo:City,Y?) </text:p>
          </table:table-cell>
          <table:table-cell office:value-type="string" calcext:value-type="string">
            <text:p>SELECT ?X WHERE { Y dbo:governmentTyp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GovernmentType, X) government types of (dbo:City,Y?) </text:p>
          </table:table-cell>
          <table:table-cell office:value-type="string" calcext:value-type="string">
            <text:p>SELECT ?X WHERE { Y dbo:governmentType ?X.}</text:p>
          </table:table-cell>
          <table:table-cell office:value-type="string" calcext:value-type="string">
            <text:p>the government type of (dbo:City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llustrator</text:p>
          </table:table-cell>
          <table:table-cell office:value-type="string" calcext:value-type="string">
            <text:p>illustra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llustrator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What (dbo:Person, X) is the illustrator/illustrators of (dbo:WrittenWork,Y?) </text:p>
          </table:table-cell>
          <table:table-cell office:value-type="string" calcext:value-type="string">
            <text:p>SELECT ?X WHERE { Y dbo:Illustrator ?X.}</text:p>
          </table:table-cell>
          <table:table-cell table:style-name="Default" office:value-type="string" calcext:value-type="string">
            <text:p>Which person,Who (dbo:Person, X) is,was the illustrator of (dbo:WrittenWork,Y?) (X dbo:Illustrator Y)</text:p>
          </table:table-cell>
          <table:table-cell table:style-name="Default" office:value-type="string" calcext:value-type="string">
            <text:p>SELECT ?X WHERE { Y dbo:Illustrator ?X.}</text:p>
          </table:table-cell>
          <table:table-cell office:value-type="string" calcext:value-type="string">
            <text:p>List the (dbo:Person, X) illustrators of (dbo:WrittenWork,Y?) </text:p>
          </table:table-cell>
          <table:table-cell office:value-type="string" calcext:value-type="string">
            <text:p>SELECT ?X WHERE { Y dbo:Illustrator ?X.}</text:p>
          </table:table-cell>
          <table:table-cell office:value-type="string" calcext:value-type="string">
            <text:p>the illustrator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b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Isbn</text:p>
          </table:table-cell>
          <table:table-cell office:value-type="string" calcext:value-type="string">
            <text:p>dbo:WrittenWork</text:p>
          </table:table-cell>
          <table:table-cell office:value-type="string" calcext:value-type="string">
            <text:p>xsd:string</text:p>
          </table:table-cell>
          <table:table-cell office:value-type="string" calcext:value-type="string">
            <text:p>What (xsd:string, X) is the ISBN/- of (dbo:WrittenWork,Y?) </text:p>
          </table:table-cell>
          <table:table-cell office:value-type="string" calcext:value-type="string">
            <text:p>SELECT ?X WHERE { Y dbo:Isb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string, X) - of (dbo:WrittenWork,Y?) </text:p>
          </table:table-cell>
          <table:table-cell office:value-type="string" calcext:value-type="string">
            <text:p>SELECT ?X WHERE { Y dbo:Isbn ?X.}</text:p>
          </table:table-cell>
          <table:table-cell office:value-type="string" calcext:value-type="string">
            <text:p>the ISBN of (dbo:WrittenWork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ion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rmation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FormationYear</text:p>
          </table:table-cell>
          <table:table-cell office:value-type="string" calcext:value-type="string">
            <text:p>dbo:Organisation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formation year/- of (dbo:Organisation,Y?) </text:p>
          </table:table-cell>
          <table:table-cell office:value-type="string" calcext:value-type="string">
            <text:p>SELECT ?X WHERE { Y dbo:Formation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Organisation,Y?) </text:p>
          </table:table-cell>
          <table:table-cell office:value-type="string" calcext:value-type="string">
            <text:p>SELECT ?X WHERE { Y dbo:FormationYear ?X.}</text:p>
          </table:table-cell>
          <table:table-cell office:value-type="string" calcext:value-type="string">
            <text:p>the formation year of (dbo:Organis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solution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solution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DissolutionYear</text:p>
          </table:table-cell>
          <table:table-cell office:value-type="string" calcext:value-type="string">
            <text:p>dbo:Organisation,_PopulatedPlace</text:p>
          </table:table-cell>
          <table:table-cell office:value-type="string" calcext:value-type="string">
            <text:p>xsd:year</text:p>
          </table:table-cell>
          <table:table-cell office:value-type="string" calcext:value-type="string">
            <text:p>What (xsd:year, X) is the dissolution year/- of (dbo:Organisation,_PopulatedPlace,Y?) </text:p>
          </table:table-cell>
          <table:table-cell office:value-type="string" calcext:value-type="string">
            <text:p>SELECT ?X WHERE { Y dbo:Dissolution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year, X) - of (dbo:Organisation,_PopulatedPlace,Y?) </text:p>
          </table:table-cell>
          <table:table-cell office:value-type="string" calcext:value-type="string">
            <text:p>SELECT ?X WHERE { Y dbo:DissolutionYear ?X.}</text:p>
          </table:table-cell>
          <table:table-cell office:value-type="string" calcext:value-type="string">
            <text:p>the dissolution year of (dbo:Organisation,_PopulatedPlace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ctor</text:p>
          </table:table-cell>
          <table:table-cell office:value-type="string" calcext:value-type="string">
            <text:p>dbo:Film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actor ?X.}</text:p>
          </table:table-cell>
          <table:table-cell table:style-name="Default" office:value-type="string" calcext:value-type="string">
            <text:p>Which person,Who (dbo:Person, X) is,was the actor of (dbo:Film,Y?) (X dbo:actor Y)</text:p>
          </table:table-cell>
          <table:table-cell table:style-name="Default" office:value-type="string" calcext:value-type="string">
            <text:p>SELECT ?X WHERE { Y dbo:actor ?X.}</text:p>
          </table:table-cell>
          <table:table-cell office:value-type="string" calcext:value-type="string">
            <text:p>List the (dbo:Person, X) actors of (dbo:Film,Y?) </text:p>
          </table:table-cell>
          <table:table-cell office:value-type="string" calcext:value-type="string">
            <text:p>SELECT ?X WHERE { Y dbo:actor ?X.}</text:p>
          </table:table-cell>
          <table:table-cell office:value-type="string" calcext:value-type="string">
            <text:p>the actor of (dbo:Film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relation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relation ?X.}</text:p>
          </table:table-cell>
          <table:table-cell table:style-name="Default" office:value-type="string" calcext:value-type="string">
            <text:p>Which person,Who (dbo:Person, X) is,was the relation of (dbo:Person,Y?) (X dbo:relation Y)</text:p>
          </table:table-cell>
          <table:table-cell table:style-name="Default" office:value-type="string" calcext:value-type="string">
            <text:p>SELECT ?X WHERE { Y dbo:relation ?X.}</text:p>
          </table:table-cell>
          <table:table-cell office:value-type="string" calcext:value-type="string">
            <text:p>List the (dbo:Person, X) relations of (dbo:Person,Y?) </text:p>
          </table:table-cell>
          <table:table-cell office:value-type="string" calcext:value-type="string">
            <text:p>SELECT ?X WHERE { Y dbo:relation ?X.}</text:p>
          </table:table-cell>
          <table:table-cell office:value-type="string" calcext:value-type="string">
            <text:p>the relation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owner</text:p>
          </table:table-cell>
          <table:table-cell office:value-type="string" calcext:value-type="string">
            <text:p>dbo:Location</text:p>
          </table:table-cell>
          <table:table-cell office:value-type="string" calcext:value-type="string">
            <text:p>dbo:Ag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ECT ?X WHERE { Y dbo:own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Agent, X) owners of (dbo:Location,Y?) </text:p>
          </table:table-cell>
          <table:table-cell office:value-type="string" calcext:value-type="string">
            <text:p>SELECT ?X WHERE { Y dbo:owner ?X.}</text:p>
          </table:table-cell>
          <table:table-cell office:value-type="string" calcext:value-type="string">
            <text:p>the owner of (dbo:Locati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icalLeade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tical leader</text:p>
          </table:table-cell>
          <table:table-cell office:value-type="string" calcext:value-type="string">
            <text:p>political lead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oliticalLeader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dbo:PersonFunction</text:p>
          </table:table-cell>
          <table:table-cell office:value-type="string" calcext:value-type="string">
            <text:p>What (dbo:PersonFunction, X) is the political leader/political leaders of (dbo:Place,Y?) </text:p>
          </table:table-cell>
          <table:table-cell office:value-type="string" calcext:value-type="string">
            <text:p>SELECT ?X WHERE { Y dbo:politicalLeade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PersonFunction, X) political leaders of (dbo:Place,Y?) </text:p>
          </table:table-cell>
          <table:table-cell office:value-type="string" calcext:value-type="string">
            <text:p>SELECT ?X WHERE { Y dbo:politicalLeader ?X.}</text:p>
          </table:table-cell>
          <table:table-cell office:value-type="string" calcext:value-type="string">
            <text:p>the political leader of (dbo:Place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tur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picture</text:p>
          </table:table-cell>
          <table:table-cell table:number-columns-repeated="2" office:value-type="string" calcext:value-type="string">
            <text:p>dbo:Thing</text:p>
          </table:table-cell>
          <table:table-cell office:value-type="string" calcext:value-type="string">
            <text:p>What (dbo:Thing, X) is the picture/pictures of (dbo:Thing,Y?) </text:p>
          </table:table-cell>
          <table:table-cell office:value-type="string" calcext:value-type="string">
            <text:p>SELECT ?X WHERE { Y dbo:pictur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Thing, X) pictures of (dbo:Thing,Y?) </text:p>
          </table:table-cell>
          <table:table-cell office:value-type="string" calcext:value-type="string">
            <text:p>SELECT ?X WHERE { Y dbo:picture ?X.}</text:p>
          </table:table-cell>
          <table:table-cell office:value-type="string" calcext:value-type="string">
            <text:p>the picture of (dbo:Thing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bo:Person</text:p>
          </table:table-cell>
          <table:table-cell office:value-type="string" calcext:value-type="string">
            <text:p>dbo:Work</text:p>
          </table:table-cell>
          <table:table-cell office:value-type="string" calcext:value-type="string">
            <text:p>What (dbo:Work, X) is the movie/movies of (dbo:Person,Y?) </text:p>
          </table:table-cell>
          <table:table-cell office:value-type="string" calcext:value-type="string">
            <text:p>SELECT ?X WHERE { Y dbo:Person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dbo:Work, X) movies of (dbo:Person,Y?) </text:p>
          </table:table-cell>
          <table:table-cell office:value-type="string" calcext:value-type="string">
            <text:p>SELECT ?X WHERE { Y dbo:Person ?X.}</text:p>
          </table:table-cell>
          <table:table-cell office:value-type="string" calcext:value-type="string">
            <text:p>the movie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Start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rting ter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termStart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starting term/- of (dbo:Person,Y?) </text:p>
          </table:table-cell>
          <table:table-cell office:value-type="string" calcext:value-type="string">
            <text:p>SELECT ?X WHERE { Y dbo:termStart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Person,Y?) </text:p>
          </table:table-cell>
          <table:table-cell office:value-type="string" calcext:value-type="string">
            <text:p>SELECT ?X WHERE { Y dbo:termStart ?X.}</text:p>
          </table:table-cell>
          <table:table-cell office:value-type="string" calcext:value-type="string">
            <text:p>the starting term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End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ding ter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termEnd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What (xsd:integer, X) is the ending term/- of (dbo:Person,Y?) </text:p>
          </table:table-cell>
          <table:table-cell office:value-type="string" calcext:value-type="string">
            <text:p>SELECT ?X WHERE { Y dbo:termEnd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integer, X) - of (dbo:Person,Y?) </text:p>
          </table:table-cell>
          <table:table-cell office:value-type="string" calcext:value-type="string">
            <text:p>SELECT ?X WHERE { Y dbo:termEnd ?X.}</text:p>
          </table:table-cell>
          <table:table-cell office:value-type="string" calcext:value-type="string">
            <text:p>the ending term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YearsStart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tive years start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ctiveYearsStartYea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active years start year/- of (dbo:Person,Y?) </text:p>
          </table:table-cell>
          <table:table-cell office:value-type="string" calcext:value-type="string">
            <text:p>SELECT ?X WHERE { Y dbo:activeYearsStart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Person,Y?) </text:p>
          </table:table-cell>
          <table:table-cell office:value-type="string" calcext:value-type="string">
            <text:p>SELECT ?X WHERE { Y dbo:activeYearsStartYear ?X.}</text:p>
          </table:table-cell>
          <table:table-cell office:value-type="string" calcext:value-type="string">
            <text:p>the active years start year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YearsEndYear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tive years end ye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ctiveYearsEndYear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xsd:gYear</text:p>
          </table:table-cell>
          <table:table-cell office:value-type="string" calcext:value-type="string">
            <text:p>What (xsd:gYear, X) is the active years end year/- of (dbo:Person,Y?) </text:p>
          </table:table-cell>
          <table:table-cell office:value-type="string" calcext:value-type="string">
            <text:p>SELECT ?X WHERE { Y dbo:activeYearsEndYear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gYear, X) - of (dbo:Person,Y?) </text:p>
          </table:table-cell>
          <table:table-cell office:value-type="string" calcext:value-type="string">
            <text:p>SELECT ?X WHERE { Y dbo:activeYearsEndYear ?X.}</text:p>
          </table:table-cell>
          <table:table-cell office:value-type="string" calcext:value-type="string">
            <text:p>the active years end year of (dbo:Perso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YearsEnd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tive years end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ctiveYearsEndDate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active years end date/- of (dbo:Politician,Y?) </text:p>
          </table:table-cell>
          <table:table-cell office:value-type="string" calcext:value-type="string">
            <text:p>SELECT ?X WHERE { Y dbo:activeYearsEnd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olitician,Y?) </text:p>
          </table:table-cell>
          <table:table-cell office:value-type="string" calcext:value-type="string">
            <text:p>SELECT ?X WHERE { Y dbo:activeYearsEndDate ?X.}</text:p>
          </table:table-cell>
          <table:table-cell office:value-type="string" calcext:value-type="string">
            <text:p>the active years end date of (dbo:Politician,Y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YearsStartDate-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ctive years start 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activeYearsStartDate</text:p>
          </table:table-cell>
          <table:table-cell office:value-type="string" calcext:value-type="string">
            <text:p>dbo:Politician</text:p>
          </table:table-cell>
          <table:table-cell office:value-type="string" calcext:value-type="string">
            <text:p>xsd:date</text:p>
          </table:table-cell>
          <table:table-cell office:value-type="string" calcext:value-type="string">
            <text:p>What (xsd:date, X) is the active years start date/- of (dbo:Politician,Y?) </text:p>
          </table:table-cell>
          <table:table-cell office:value-type="string" calcext:value-type="string">
            <text:p>SELECT ?X WHERE { Y dbo:activeYearsStartDate ?X.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ist the (xsd:date, X) - of (dbo:Politician,Y?) </text:p>
          </table:table-cell>
          <table:table-cell office:value-type="string" calcext:value-type="string">
            <text:p>SELECT ?X WHERE { Y dbo:activeYearsStartDate ?X.}</text:p>
          </table:table-cell>
          <table:table-cell office:value-type="string" calcext:value-type="string">
            <text:p>the active years start date of (dbo:Politician,Y)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8T20:49:50.649547041</dc:date>
    <meta:editing-duration>PT2M6S</meta:editing-duration>
    <meta:editing-cycles>1</meta:editing-cycles>
    <meta:generator>LibreOffice/6.0.7.3$Linux_X86_64 LibreOffice_project/00m0$Build-3</meta:generator>
    <meta:document-statistic meta:table-count="1" meta:cell-count="4885" meta:object-count="0"/>
  </office:meta>
</office:document-meta>
</file>